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947cm"/>
    </style:style>
    <style:style style:name="co7" style:family="table-column">
      <style:table-column-properties fo:break-before="auto" style:column-width="0.6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font-name="Arial" style:font-name-asian="ＭＳ Ｐゴシック" style:font-name-complex="Mang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" table:default-cell-style-name="ce1"/>
        <table:table-row table:style-name="ro1">
          <table:table-cell office:value-type="string">
            <text:p>backen</text:p>
          </table:table-cell>
          <table:table-cell office:value-type="string">
            <text:p>to</text:p>
          </table:table-cell>
          <table:table-cell office:value-type="string">
            <text:p>bake</text:p>
          </table:table-cell>
          <table:table-cell office:value-type="string">
            <text:p>backt OR bäckt</text:p>
          </table:table-cell>
          <table:table-cell office:value-type="string">
            <text:p>backte OR buk</text:p>
          </table:table-cell>
          <table:table-cell office:value-type="string">
            <text:p>backte OR büke</text:p>
          </table:table-cell>
          <table:table-cell office:value-type="string">
            <text:p>back</text:p>
          </table:table-cell>
          <table:table-cell office:value-type="string">
            <text:p>(e)!</text:p>
          </table:table-cell>
          <table:table-cell office:value-type="string">
            <text:p>geback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efehlen</text:p>
          </table:table-cell>
          <table:table-cell office:value-type="string">
            <text:p>to</text:p>
          </table:table-cell>
          <table:table-cell office:value-type="string">
            <text:p>command</text:p>
          </table:table-cell>
          <table:table-cell office:value-type="string">
            <text:p>befiehlt</text:p>
          </table:table-cell>
          <table:table-cell office:value-type="string">
            <text:p>befahl</text:p>
          </table:table-cell>
          <table:table-cell office:value-type="string">
            <text:p>befähle</text:p>
          </table:table-cell>
          <table:table-cell office:value-type="string">
            <text:p>befiehl</text:p>
          </table:table-cell>
          <table:table-cell/>
          <table:table-cell office:value-type="string">
            <text:p>befohl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eginnen</text:p>
          </table:table-cell>
          <table:table-cell office:value-type="string">
            <text:p>to</text:p>
          </table:table-cell>
          <table:table-cell office:value-type="string">
            <text:p>begin</text:p>
          </table:table-cell>
          <table:table-cell office:value-type="string">
            <text:p>beginnt</text:p>
          </table:table-cell>
          <table:table-cell office:value-type="string">
            <text:p>begann</text:p>
          </table:table-cell>
          <table:table-cell office:value-type="string">
            <text:p>begänne</text:p>
          </table:table-cell>
          <table:table-cell office:value-type="string">
            <text:p>beginn</text:p>
          </table:table-cell>
          <table:table-cell office:value-type="string">
            <text:p>(e)!</text:p>
          </table:table-cell>
          <table:table-cell office:value-type="string">
            <text:p>begonn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eißen</text:p>
          </table:table-cell>
          <table:table-cell office:value-type="string">
            <text:p>to</text:p>
          </table:table-cell>
          <table:table-cell office:value-type="string">
            <text:p>bite</text:p>
          </table:table-cell>
          <table:table-cell office:value-type="string">
            <text:p>beißt</text:p>
          </table:table-cell>
          <table:table-cell office:value-type="string">
            <text:p>biss</text:p>
          </table:table-cell>
          <table:table-cell office:value-type="string">
            <text:p>bisse</text:p>
          </table:table-cell>
          <table:table-cell office:value-type="string">
            <text:p>beiß</text:p>
          </table:table-cell>
          <table:table-cell office:value-type="string">
            <text:p>(e)!</text:p>
          </table:table-cell>
          <table:table-cell office:value-type="string">
            <text:p>gebi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ekommen</text:p>
          </table:table-cell>
          <table:table-cell office:value-type="string">
            <text:p>to</text:p>
          </table:table-cell>
          <table:table-cell office:value-type="string">
            <text:p>receive</text:p>
          </table:table-cell>
          <table:table-cell office:value-type="string">
            <text:p>bekommt</text:p>
          </table:table-cell>
          <table:table-cell office:value-type="string">
            <text:p>bekam</text:p>
          </table:table-cell>
          <table:table-cell office:value-type="string">
            <text:p>bekäme</text:p>
          </table:table-cell>
          <table:table-cell office:value-type="string">
            <text:p>bekomm</text:p>
          </table:table-cell>
          <table:table-cell office:value-type="string">
            <text:p>(e)!</text:p>
          </table:table-cell>
          <table:table-cell office:value-type="string">
            <text:p>bekomm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eweisen</text:p>
          </table:table-cell>
          <table:table-cell office:value-type="string">
            <text:p>to</text:p>
          </table:table-cell>
          <table:table-cell office:value-type="string">
            <text:p>prove</text:p>
          </table:table-cell>
          <table:table-cell office:value-type="string">
            <text:p>beweist</text:p>
          </table:table-cell>
          <table:table-cell office:value-type="string">
            <text:p>bewies</text:p>
          </table:table-cell>
          <table:table-cell office:value-type="string">
            <text:p>bewiese</text:p>
          </table:table-cell>
          <table:table-cell office:value-type="string">
            <text:p>beweis</text:p>
          </table:table-cell>
          <table:table-cell office:value-type="string">
            <text:p>(e)!</text:p>
          </table:table-cell>
          <table:table-cell office:value-type="string">
            <text:p>bewie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ewegen</text:p>
          </table:table-cell>
          <table:table-cell office:value-type="string">
            <text:p>to</text:p>
          </table:table-cell>
          <table:table-cell office:value-type="string">
            <text:p>bring to</text:p>
          </table:table-cell>
          <table:table-cell office:value-type="string">
            <text:p>bewegt</text:p>
          </table:table-cell>
          <table:table-cell office:value-type="string">
            <text:p>bewog</text:p>
          </table:table-cell>
          <table:table-cell office:value-type="string">
            <text:p>bewöge</text:p>
          </table:table-cell>
          <table:table-cell office:value-type="string">
            <text:p>beweg</text:p>
          </table:table-cell>
          <table:table-cell office:value-type="string">
            <text:p>(e)!</text:p>
          </table:table-cell>
          <table:table-cell office:value-type="string">
            <text:p>bewo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etrügen</text:p>
          </table:table-cell>
          <table:table-cell office:value-type="string">
            <text:p>to</text:p>
          </table:table-cell>
          <table:table-cell office:value-type="string">
            <text:p>deceive</text:p>
          </table:table-cell>
          <table:table-cell office:value-type="string">
            <text:p>betrügt</text:p>
          </table:table-cell>
          <table:table-cell office:value-type="string">
            <text:p>betrog</text:p>
          </table:table-cell>
          <table:table-cell office:value-type="string">
            <text:p>betrüge</text:p>
          </table:table-cell>
          <table:table-cell office:value-type="string">
            <text:p>betrüg</text:p>
          </table:table-cell>
          <table:table-cell office:value-type="string">
            <text:p>(e)!</text:p>
          </table:table-cell>
          <table:table-cell office:value-type="string">
            <text:p>betro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iegen</text:p>
          </table:table-cell>
          <table:table-cell office:value-type="string">
            <text:p>to</text:p>
          </table:table-cell>
          <table:table-cell office:value-type="string">
            <text:p>bend, turn</text:p>
          </table:table-cell>
          <table:table-cell office:value-type="string">
            <text:p>biegt</text:p>
          </table:table-cell>
          <table:table-cell office:value-type="string">
            <text:p>bog</text:p>
          </table:table-cell>
          <table:table-cell office:value-type="string">
            <text:p>böge</text:p>
          </table:table-cell>
          <table:table-cell office:value-type="string">
            <text:p>bieg</text:p>
          </table:table-cell>
          <table:table-cell office:value-type="string">
            <text:p>(e)!</text:p>
          </table:table-cell>
          <table:table-cell office:value-type="string">
            <text:p>gebo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ieten</text:p>
          </table:table-cell>
          <table:table-cell office:value-type="string">
            <text:p>to</text:p>
          </table:table-cell>
          <table:table-cell office:value-type="string">
            <text:p>offer, bid</text:p>
          </table:table-cell>
          <table:table-cell office:value-type="string">
            <text:p>bietet</text:p>
          </table:table-cell>
          <table:table-cell office:value-type="string">
            <text:p>bot</text:p>
          </table:table-cell>
          <table:table-cell office:value-type="string">
            <text:p>böte</text:p>
          </table:table-cell>
          <table:table-cell office:value-type="string">
            <text:p>biet</text:p>
          </table:table-cell>
          <table:table-cell office:value-type="string">
            <text:p>(e)!</text:p>
          </table:table-cell>
          <table:table-cell office:value-type="string">
            <text:p>gebo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inden</text:p>
          </table:table-cell>
          <table:table-cell office:value-type="string">
            <text:p>to</text:p>
          </table:table-cell>
          <table:table-cell office:value-type="string">
            <text:p>tie</text:p>
          </table:table-cell>
          <table:table-cell office:value-type="string">
            <text:p>bindet</text:p>
          </table:table-cell>
          <table:table-cell office:value-type="string">
            <text:p>band</text:p>
          </table:table-cell>
          <table:table-cell office:value-type="string">
            <text:p>bände</text:p>
          </table:table-cell>
          <table:table-cell office:value-type="string">
            <text:p>bind</text:p>
          </table:table-cell>
          <table:table-cell office:value-type="string">
            <text:p>(e)!</text:p>
          </table:table-cell>
          <table:table-cell office:value-type="string">
            <text:p>gebund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itten</text:p>
          </table:table-cell>
          <table:table-cell office:value-type="string">
            <text:p>to</text:p>
          </table:table-cell>
          <table:table-cell office:value-type="string">
            <text:p>request, ask</text:p>
          </table:table-cell>
          <table:table-cell office:value-type="string">
            <text:p>bittet</text:p>
          </table:table-cell>
          <table:table-cell office:value-type="string">
            <text:p>bat</text:p>
          </table:table-cell>
          <table:table-cell office:value-type="string">
            <text:p>bäte</text:p>
          </table:table-cell>
          <table:table-cell office:value-type="string">
            <text:p>bitt</text:p>
          </table:table-cell>
          <table:table-cell office:value-type="string">
            <text:p>(e)!</text:p>
          </table:table-cell>
          <table:table-cell office:value-type="string">
            <text:p>gebe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lasen</text:p>
          </table:table-cell>
          <table:table-cell office:value-type="string">
            <text:p>to</text:p>
          </table:table-cell>
          <table:table-cell office:value-type="string">
            <text:p>blow, sound</text:p>
          </table:table-cell>
          <table:table-cell office:value-type="string">
            <text:p>bläst</text:p>
          </table:table-cell>
          <table:table-cell office:value-type="string">
            <text:p>bließ</text:p>
          </table:table-cell>
          <table:table-cell office:value-type="string">
            <text:p>bliese</text:p>
          </table:table-cell>
          <table:table-cell office:value-type="string">
            <text:p>blas</text:p>
          </table:table-cell>
          <table:table-cell office:value-type="string">
            <text:p>(e)!</text:p>
          </table:table-cell>
          <table:table-cell office:value-type="string">
            <text:p>gebla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leiben</text:p>
          </table:table-cell>
          <table:table-cell office:value-type="string">
            <text:p>to</text:p>
          </table:table-cell>
          <table:table-cell office:value-type="string">
            <text:p>stay, remain</text:p>
          </table:table-cell>
          <table:table-cell office:value-type="string">
            <text:p>bleibt</text:p>
          </table:table-cell>
          <table:table-cell office:value-type="string">
            <text:p>blieb</text:p>
          </table:table-cell>
          <table:table-cell office:value-type="string">
            <text:p>bliebe</text:p>
          </table:table-cell>
          <table:table-cell office:value-type="string">
            <text:p>bleib</text:p>
          </table:table-cell>
          <table:table-cell office:value-type="string">
            <text:p>(e)!</text:p>
          </table:table-cell>
          <table:table-cell office:value-type="string">
            <text:p>geblieb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braten</text:p>
          </table:table-cell>
          <table:table-cell office:value-type="string">
            <text:p>to</text:p>
          </table:table-cell>
          <table:table-cell office:value-type="string">
            <text:p>roast</text:p>
          </table:table-cell>
          <table:table-cell office:value-type="string">
            <text:p>brät</text:p>
          </table:table-cell>
          <table:table-cell office:value-type="string">
            <text:p>briet</text:p>
          </table:table-cell>
          <table:table-cell office:value-type="string">
            <text:p>briete</text:p>
          </table:table-cell>
          <table:table-cell office:value-type="string">
            <text:p>brat</text:p>
          </table:table-cell>
          <table:table-cell office:value-type="string">
            <text:p>(e)!</text:p>
          </table:table-cell>
          <table:table-cell office:value-type="string">
            <text:p>gebra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rechen</text:p>
          </table:table-cell>
          <table:table-cell office:value-type="string">
            <text:p>to</text:p>
          </table:table-cell>
          <table:table-cell office:value-type="string">
            <text:p>break</text:p>
          </table:table-cell>
          <table:table-cell office:value-type="string">
            <text:p>bricht</text:p>
          </table:table-cell>
          <table:table-cell office:value-type="string">
            <text:p>brach</text:p>
          </table:table-cell>
          <table:table-cell office:value-type="string">
            <text:p>bräche</text:p>
          </table:table-cell>
          <table:table-cell office:value-type="string">
            <text:p>brich</text:p>
          </table:table-cell>
          <table:table-cell/>
          <table:table-cell office:value-type="string">
            <text:p>gebroc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rennen</text:p>
          </table:table-cell>
          <table:table-cell office:value-type="string">
            <text:p>to</text:p>
          </table:table-cell>
          <table:table-cell office:value-type="string">
            <text:p>burn</text:p>
          </table:table-cell>
          <table:table-cell office:value-type="string">
            <text:p>brennt</text:p>
          </table:table-cell>
          <table:table-cell office:value-type="string">
            <text:p>brannte</text:p>
          </table:table-cell>
          <table:table-cell office:value-type="string">
            <text:p>brennte</text:p>
          </table:table-cell>
          <table:table-cell office:value-type="string">
            <text:p>brenn</text:p>
          </table:table-cell>
          <table:table-cell office:value-type="string">
            <text:p>(e)!</text:p>
          </table:table-cell>
          <table:table-cell office:value-type="string">
            <text:p>gebrann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bringen</text:p>
          </table:table-cell>
          <table:table-cell office:value-type="string">
            <text:p>to</text:p>
          </table:table-cell>
          <table:table-cell office:value-type="string">
            <text:p>bring</text:p>
          </table:table-cell>
          <table:table-cell office:value-type="string">
            <text:p>bringt</text:p>
          </table:table-cell>
          <table:table-cell office:value-type="string">
            <text:p>brachte</text:p>
          </table:table-cell>
          <table:table-cell office:value-type="string">
            <text:p>brächte</text:p>
          </table:table-cell>
          <table:table-cell office:value-type="string">
            <text:p>bring</text:p>
          </table:table-cell>
          <table:table-cell office:value-type="string">
            <text:p>(e)!</text:p>
          </table:table-cell>
          <table:table-cell office:value-type="string">
            <text:p>gebrach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denken</text:p>
          </table:table-cell>
          <table:table-cell office:value-type="string">
            <text:p>to</text:p>
          </table:table-cell>
          <table:table-cell office:value-type="string">
            <text:p>think</text:p>
          </table:table-cell>
          <table:table-cell office:value-type="string">
            <text:p>denkt</text:p>
          </table:table-cell>
          <table:table-cell office:value-type="string">
            <text:p>dachte</text:p>
          </table:table-cell>
          <table:table-cell office:value-type="string">
            <text:p>dächte</text:p>
          </table:table-cell>
          <table:table-cell office:value-type="string">
            <text:p>denk</text:p>
          </table:table-cell>
          <table:table-cell office:value-type="string">
            <text:p>(e)!</text:p>
          </table:table-cell>
          <table:table-cell office:value-type="string">
            <text:p>gedach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dürfen</text:p>
          </table:table-cell>
          <table:table-cell office:value-type="string">
            <text:p>to</text:p>
          </table:table-cell>
          <table:table-cell office:value-type="string">
            <text:p>be allowed to</text:p>
          </table:table-cell>
          <table:table-cell office:value-type="string">
            <text:p>darf</text:p>
          </table:table-cell>
          <table:table-cell office:value-type="string">
            <text:p>durfte</text:p>
          </table:table-cell>
          <table:table-cell office:value-type="string">
            <text:p>dürfte</text:p>
          </table:table-cell>
          <table:table-cell office:value-type="string">
            <text:p>–</text:p>
          </table:table-cell>
          <table:table-cell/>
          <table:table-cell office:value-type="string">
            <text:p>gedurf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empfehlen</text:p>
          </table:table-cell>
          <table:table-cell office:value-type="string">
            <text:p>to</text:p>
          </table:table-cell>
          <table:table-cell office:value-type="string">
            <text:p>recommend</text:p>
          </table:table-cell>
          <table:table-cell office:value-type="string">
            <text:p>empfiehlt</text:p>
          </table:table-cell>
          <table:table-cell office:value-type="string">
            <text:p>empfahl</text:p>
          </table:table-cell>
          <table:table-cell office:value-type="string">
            <text:p>empfähle</text:p>
          </table:table-cell>
          <table:table-cell office:value-type="string">
            <text:p>empfiehl</text:p>
          </table:table-cell>
          <table:table-cell/>
          <table:table-cell office:value-type="string">
            <text:p>empfohl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erschrecken</text:p>
          </table:table-cell>
          <table:table-cell office:value-type="string">
            <text:p>to</text:p>
          </table:table-cell>
          <table:table-cell office:value-type="string">
            <text:p>be frightened</text:p>
          </table:table-cell>
          <table:table-cell office:value-type="string">
            <text:p>erschrickt</text:p>
          </table:table-cell>
          <table:table-cell office:value-type="string">
            <text:p>erschrak</text:p>
          </table:table-cell>
          <table:table-cell office:value-type="string">
            <text:p>erschräke</text:p>
          </table:table-cell>
          <table:table-cell office:value-type="string">
            <text:p>erschrick</text:p>
          </table:table-cell>
          <table:table-cell/>
          <table:table-cell office:value-type="string">
            <text:p>erschrock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essen</text:p>
          </table:table-cell>
          <table:table-cell office:value-type="string">
            <text:p>to</text:p>
          </table:table-cell>
          <table:table-cell office:value-type="string">
            <text:p>eat</text:p>
          </table:table-cell>
          <table:table-cell office:value-type="string">
            <text:p>isst</text:p>
          </table:table-cell>
          <table:table-cell office:value-type="string">
            <text:p>aß</text:p>
          </table:table-cell>
          <table:table-cell office:value-type="string">
            <text:p>äße</text:p>
          </table:table-cell>
          <table:table-cell office:value-type="string">
            <text:p>iss</text:p>
          </table:table-cell>
          <table:table-cell/>
          <table:table-cell office:value-type="string">
            <text:p>gege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fahren</text:p>
          </table:table-cell>
          <table:table-cell office:value-type="string">
            <text:p>to</text:p>
          </table:table-cell>
          <table:table-cell office:value-type="string">
            <text:p>go (not on foot)</text:p>
          </table:table-cell>
          <table:table-cell office:value-type="string">
            <text:p>fährt</text:p>
          </table:table-cell>
          <table:table-cell office:value-type="string">
            <text:p>fuhr</text:p>
          </table:table-cell>
          <table:table-cell office:value-type="string">
            <text:p>führe</text:p>
          </table:table-cell>
          <table:table-cell office:value-type="string">
            <text:p>fahr</text:p>
          </table:table-cell>
          <table:table-cell office:value-type="string">
            <text:p>(e)!</text:p>
          </table:table-cell>
          <table:table-cell office:value-type="string">
            <text:p>gefahr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fallen</text:p>
          </table:table-cell>
          <table:table-cell office:value-type="string">
            <text:p>to</text:p>
          </table:table-cell>
          <table:table-cell office:value-type="string">
            <text:p>fall</text:p>
          </table:table-cell>
          <table:table-cell office:value-type="string">
            <text:p>fällt</text:p>
          </table:table-cell>
          <table:table-cell office:value-type="string">
            <text:p>fiel</text:p>
          </table:table-cell>
          <table:table-cell office:value-type="string">
            <text:p>fiele</text:p>
          </table:table-cell>
          <table:table-cell office:value-type="string">
            <text:p>fall</text:p>
          </table:table-cell>
          <table:table-cell office:value-type="string">
            <text:p>(e)!</text:p>
          </table:table-cell>
          <table:table-cell office:value-type="string">
            <text:p>gefall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fangen</text:p>
          </table:table-cell>
          <table:table-cell office:value-type="string">
            <text:p>to</text:p>
          </table:table-cell>
          <table:table-cell office:value-type="string">
            <text:p>catch</text:p>
          </table:table-cell>
          <table:table-cell office:value-type="string">
            <text:p>fängt</text:p>
          </table:table-cell>
          <table:table-cell office:value-type="string">
            <text:p>fing</text:p>
          </table:table-cell>
          <table:table-cell office:value-type="string">
            <text:p>finge</text:p>
          </table:table-cell>
          <table:table-cell office:value-type="string">
            <text:p>fang</text:p>
          </table:table-cell>
          <table:table-cell office:value-type="string">
            <text:p>(e)!</text:p>
          </table:table-cell>
          <table:table-cell office:value-type="string">
            <text:p>gefang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finden</text:p>
          </table:table-cell>
          <table:table-cell office:value-type="string">
            <text:p>to</text:p>
          </table:table-cell>
          <table:table-cell office:value-type="string">
            <text:p>find</text:p>
          </table:table-cell>
          <table:table-cell office:value-type="string">
            <text:p>findet</text:p>
          </table:table-cell>
          <table:table-cell office:value-type="string">
            <text:p>fand</text:p>
          </table:table-cell>
          <table:table-cell office:value-type="string">
            <text:p>fände</text:p>
          </table:table-cell>
          <table:table-cell office:value-type="string">
            <text:p>find</text:p>
          </table:table-cell>
          <table:table-cell office:value-type="string">
            <text:p>(e)!</text:p>
          </table:table-cell>
          <table:table-cell office:value-type="string">
            <text:p>gefund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fliegen</text:p>
          </table:table-cell>
          <table:table-cell office:value-type="string">
            <text:p>to</text:p>
          </table:table-cell>
          <table:table-cell office:value-type="string">
            <text:p>fly</text:p>
          </table:table-cell>
          <table:table-cell office:value-type="string">
            <text:p>fliegt</text:p>
          </table:table-cell>
          <table:table-cell office:value-type="string">
            <text:p>flog</text:p>
          </table:table-cell>
          <table:table-cell office:value-type="string">
            <text:p>flöge</text:p>
          </table:table-cell>
          <table:table-cell office:value-type="string">
            <text:p>flieg</text:p>
          </table:table-cell>
          <table:table-cell office:value-type="string">
            <text:p>(e)!</text:p>
          </table:table-cell>
          <table:table-cell office:value-type="string">
            <text:p>geflog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fliehen</text:p>
          </table:table-cell>
          <table:table-cell office:value-type="string">
            <text:p>to</text:p>
          </table:table-cell>
          <table:table-cell office:value-type="string">
            <text:p>flee</text:p>
          </table:table-cell>
          <table:table-cell office:value-type="string">
            <text:p>flieht</text:p>
          </table:table-cell>
          <table:table-cell office:value-type="string">
            <text:p>floh</text:p>
          </table:table-cell>
          <table:table-cell office:value-type="string">
            <text:p>flöhe</text:p>
          </table:table-cell>
          <table:table-cell office:value-type="string">
            <text:p>flieh</text:p>
          </table:table-cell>
          <table:table-cell office:value-type="string">
            <text:p>(e)!</text:p>
          </table:table-cell>
          <table:table-cell office:value-type="string">
            <text:p>gefloh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fließen</text:p>
          </table:table-cell>
          <table:table-cell office:value-type="string">
            <text:p>to</text:p>
          </table:table-cell>
          <table:table-cell office:value-type="string">
            <text:p>flow</text:p>
          </table:table-cell>
          <table:table-cell office:value-type="string">
            <text:p>fließt</text:p>
          </table:table-cell>
          <table:table-cell office:value-type="string">
            <text:p>floss</text:p>
          </table:table-cell>
          <table:table-cell office:value-type="string">
            <text:p>flösse</text:p>
          </table:table-cell>
          <table:table-cell office:value-type="string">
            <text:p>fließ</text:p>
          </table:table-cell>
          <table:table-cell office:value-type="string">
            <text:p>(e)!</text:p>
          </table:table-cell>
          <table:table-cell office:value-type="string">
            <text:p>gefloss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fressen</text:p>
          </table:table-cell>
          <table:table-cell office:value-type="string">
            <text:p>to</text:p>
          </table:table-cell>
          <table:table-cell office:value-type="string">
            <text:p>devour</text:p>
          </table:table-cell>
          <table:table-cell office:value-type="string">
            <text:p>frisst</text:p>
          </table:table-cell>
          <table:table-cell office:value-type="string">
            <text:p>fraß</text:p>
          </table:table-cell>
          <table:table-cell office:value-type="string">
            <text:p>fräße</text:p>
          </table:table-cell>
          <table:table-cell office:value-type="string">
            <text:p>friss</text:p>
          </table:table-cell>
          <table:table-cell/>
          <table:table-cell office:value-type="string">
            <text:p>gefre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frieren</text:p>
          </table:table-cell>
          <table:table-cell office:value-type="string">
            <text:p>to</text:p>
          </table:table-cell>
          <table:table-cell office:value-type="string">
            <text:p>freeze</text:p>
          </table:table-cell>
          <table:table-cell office:value-type="string">
            <text:p>friert</text:p>
          </table:table-cell>
          <table:table-cell office:value-type="string">
            <text:p>fror</text:p>
          </table:table-cell>
          <table:table-cell office:value-type="string">
            <text:p>fröre</text:p>
          </table:table-cell>
          <table:table-cell office:value-type="string">
            <text:p>frier</text:p>
          </table:table-cell>
          <table:table-cell office:value-type="string">
            <text:p>(e)!</text:p>
          </table:table-cell>
          <table:table-cell office:value-type="string">
            <text:p>gefror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geben</text:p>
          </table:table-cell>
          <table:table-cell office:value-type="string">
            <text:p>to</text:p>
          </table:table-cell>
          <table:table-cell office:value-type="string">
            <text:p>give</text:p>
          </table:table-cell>
          <table:table-cell office:value-type="string">
            <text:p>gibt</text:p>
          </table:table-cell>
          <table:table-cell office:value-type="string">
            <text:p>gab</text:p>
          </table:table-cell>
          <table:table-cell office:value-type="string">
            <text:p>gäbe</text:p>
          </table:table-cell>
          <table:table-cell office:value-type="string">
            <text:p>gib</text:p>
          </table:table-cell>
          <table:table-cell/>
          <table:table-cell office:value-type="string">
            <text:p>gegeb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gedeihen</text:p>
          </table:table-cell>
          <table:table-cell office:value-type="string">
            <text:p>to</text:p>
          </table:table-cell>
          <table:table-cell office:value-type="string">
            <text:p>flourish</text:p>
          </table:table-cell>
          <table:table-cell office:value-type="string">
            <text:p>gedeiht</text:p>
          </table:table-cell>
          <table:table-cell office:value-type="string">
            <text:p>gedieh</text:p>
          </table:table-cell>
          <table:table-cell office:value-type="string">
            <text:p>gediehe</text:p>
          </table:table-cell>
          <table:table-cell office:value-type="string">
            <text:p>gedeih</text:p>
          </table:table-cell>
          <table:table-cell office:value-type="string">
            <text:p>(e)!</text:p>
          </table:table-cell>
          <table:table-cell office:value-type="string">
            <text:p>gedieh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gehen</text:p>
          </table:table-cell>
          <table:table-cell office:value-type="string">
            <text:p>to</text:p>
          </table:table-cell>
          <table:table-cell office:value-type="string">
            <text:p>go, walk</text:p>
          </table:table-cell>
          <table:table-cell office:value-type="string">
            <text:p>geht</text:p>
          </table:table-cell>
          <table:table-cell office:value-type="string">
            <text:p>ging</text:p>
          </table:table-cell>
          <table:table-cell office:value-type="string">
            <text:p>ginge</text:p>
          </table:table-cell>
          <table:table-cell office:value-type="string">
            <text:p>geh</text:p>
          </table:table-cell>
          <table:table-cell office:value-type="string">
            <text:p>(e)!</text:p>
          </table:table-cell>
          <table:table-cell office:value-type="string">
            <text:p>gegang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gelingen</text:p>
          </table:table-cell>
          <table:table-cell office:value-type="string">
            <text:p>to</text:p>
          </table:table-cell>
          <table:table-cell office:value-type="string">
            <text:p>succeed</text:p>
          </table:table-cell>
          <table:table-cell office:value-type="string">
            <text:p>gelingt</text:p>
          </table:table-cell>
          <table:table-cell office:value-type="string">
            <text:p>gelang</text:p>
          </table:table-cell>
          <table:table-cell office:value-type="string">
            <text:p>gelänge</text:p>
          </table:table-cell>
          <table:table-cell office:value-type="string">
            <text:p>geling</text:p>
          </table:table-cell>
          <table:table-cell office:value-type="string">
            <text:p>(e)!</text:p>
          </table:table-cell>
          <table:table-cell office:value-type="string">
            <text:p>gelung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gelten</text:p>
          </table:table-cell>
          <table:table-cell office:value-type="string">
            <text:p>to</text:p>
          </table:table-cell>
          <table:table-cell office:value-type="string">
            <text:p>be valid</text:p>
          </table:table-cell>
          <table:table-cell office:value-type="string">
            <text:p>gilt</text:p>
          </table:table-cell>
          <table:table-cell office:value-type="string">
            <text:p>galt</text:p>
          </table:table-cell>
          <table:table-cell office:value-type="string">
            <text:p>gälte OR gölte</text:p>
          </table:table-cell>
          <table:table-cell office:value-type="string">
            <text:p>gelt</text:p>
          </table:table-cell>
          <table:table-cell office:value-type="string">
            <text:p>(e)!</text:p>
          </table:table-cell>
          <table:table-cell office:value-type="string">
            <text:p>gegol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genießen</text:p>
          </table:table-cell>
          <table:table-cell office:value-type="string">
            <text:p>to</text:p>
          </table:table-cell>
          <table:table-cell office:value-type="string">
            <text:p>enjoy</text:p>
          </table:table-cell>
          <table:table-cell office:value-type="string">
            <text:p>genießt</text:p>
          </table:table-cell>
          <table:table-cell office:value-type="string">
            <text:p>genoss</text:p>
          </table:table-cell>
          <table:table-cell office:value-type="string">
            <text:p>genösse</text:p>
          </table:table-cell>
          <table:table-cell office:value-type="string">
            <text:p>genieß</text:p>
          </table:table-cell>
          <table:table-cell office:value-type="string">
            <text:p>(e)!</text:p>
          </table:table-cell>
          <table:table-cell office:value-type="string">
            <text:p>geno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geraten</text:p>
          </table:table-cell>
          <table:table-cell office:value-type="string">
            <text:p>to</text:p>
          </table:table-cell>
          <table:table-cell office:value-type="string">
            <text:p>fall into</text:p>
          </table:table-cell>
          <table:table-cell office:value-type="string">
            <text:p>gerät</text:p>
          </table:table-cell>
          <table:table-cell office:value-type="string">
            <text:p>geriet</text:p>
          </table:table-cell>
          <table:table-cell office:value-type="string">
            <text:p>geriete</text:p>
          </table:table-cell>
          <table:table-cell office:value-type="string">
            <text:p>gerat</text:p>
          </table:table-cell>
          <table:table-cell office:value-type="string">
            <text:p>(e)!</text:p>
          </table:table-cell>
          <table:table-cell office:value-type="string">
            <text:p>gerat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geschehen</text:p>
          </table:table-cell>
          <table:table-cell office:value-type="string">
            <text:p>to</text:p>
          </table:table-cell>
          <table:table-cell office:value-type="string">
            <text:p>happen</text:p>
          </table:table-cell>
          <table:table-cell office:value-type="string">
            <text:p>geschieht</text:p>
          </table:table-cell>
          <table:table-cell office:value-type="string">
            <text:p>geschah</text:p>
          </table:table-cell>
          <table:table-cell office:value-type="string">
            <text:p>geschähe</text:p>
          </table:table-cell>
          <table:table-cell office:value-type="string">
            <text:p>geschieh</text:p>
          </table:table-cell>
          <table:table-cell/>
          <table:table-cell office:value-type="string">
            <text:p>gescheh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gewinnen</text:p>
          </table:table-cell>
          <table:table-cell office:value-type="string">
            <text:p>to</text:p>
          </table:table-cell>
          <table:table-cell office:value-type="string">
            <text:p>win, gain</text:p>
          </table:table-cell>
          <table:table-cell office:value-type="string">
            <text:p>gewinnt</text:p>
          </table:table-cell>
          <table:table-cell office:value-type="string">
            <text:p>gewann</text:p>
          </table:table-cell>
          <table:table-cell office:value-type="string">
            <text:p>gewänne OR gewönne</text:p>
          </table:table-cell>
          <table:table-cell office:value-type="string">
            <text:p>gewinn</text:p>
          </table:table-cell>
          <table:table-cell office:value-type="string">
            <text:p>(e)!</text:p>
          </table:table-cell>
          <table:table-cell office:value-type="string">
            <text:p>gewonn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gießen</text:p>
          </table:table-cell>
          <table:table-cell office:value-type="string">
            <text:p>to</text:p>
          </table:table-cell>
          <table:table-cell office:value-type="string">
            <text:p>pour</text:p>
          </table:table-cell>
          <table:table-cell office:value-type="string">
            <text:p>gießt</text:p>
          </table:table-cell>
          <table:table-cell office:value-type="string">
            <text:p>goss</text:p>
          </table:table-cell>
          <table:table-cell office:value-type="string">
            <text:p>gösse</text:p>
          </table:table-cell>
          <table:table-cell office:value-type="string">
            <text:p>gieß</text:p>
          </table:table-cell>
          <table:table-cell office:value-type="string">
            <text:p>(e)!</text:p>
          </table:table-cell>
          <table:table-cell office:value-type="string">
            <text:p>gego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gleichen</text:p>
          </table:table-cell>
          <table:table-cell office:value-type="string">
            <text:p>to</text:p>
          </table:table-cell>
          <table:table-cell office:value-type="string">
            <text:p>resemble</text:p>
          </table:table-cell>
          <table:table-cell office:value-type="string">
            <text:p>gleicht</text:p>
          </table:table-cell>
          <table:table-cell office:value-type="string">
            <text:p>glich</text:p>
          </table:table-cell>
          <table:table-cell office:value-type="string">
            <text:p>gliche</text:p>
          </table:table-cell>
          <table:table-cell office:value-type="string">
            <text:p>gleich</text:p>
          </table:table-cell>
          <table:table-cell office:value-type="string">
            <text:p>(e)!</text:p>
          </table:table-cell>
          <table:table-cell office:value-type="string">
            <text:p>geglic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gleiten</text:p>
          </table:table-cell>
          <table:table-cell office:value-type="string">
            <text:p>to</text:p>
          </table:table-cell>
          <table:table-cell office:value-type="string">
            <text:p>glide, slide</text:p>
          </table:table-cell>
          <table:table-cell office:value-type="string">
            <text:p>gleitet</text:p>
          </table:table-cell>
          <table:table-cell office:value-type="string">
            <text:p>glitt</text:p>
          </table:table-cell>
          <table:table-cell office:value-type="string">
            <text:p>glitte</text:p>
          </table:table-cell>
          <table:table-cell office:value-type="string">
            <text:p>gleit</text:p>
          </table:table-cell>
          <table:table-cell office:value-type="string">
            <text:p>(e)!</text:p>
          </table:table-cell>
          <table:table-cell office:value-type="string">
            <text:p>geglitt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graben</text:p>
          </table:table-cell>
          <table:table-cell office:value-type="string">
            <text:p>to</text:p>
          </table:table-cell>
          <table:table-cell office:value-type="string">
            <text:p>dig</text:p>
          </table:table-cell>
          <table:table-cell office:value-type="string">
            <text:p>gräbt</text:p>
          </table:table-cell>
          <table:table-cell office:value-type="string">
            <text:p>grub</text:p>
          </table:table-cell>
          <table:table-cell office:value-type="string">
            <text:p>grübe</text:p>
          </table:table-cell>
          <table:table-cell office:value-type="string">
            <text:p>grab</text:p>
          </table:table-cell>
          <table:table-cell office:value-type="string">
            <text:p>(e)!</text:p>
          </table:table-cell>
          <table:table-cell office:value-type="string">
            <text:p>gegrab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greifen</text:p>
          </table:table-cell>
          <table:table-cell office:value-type="string">
            <text:p>to</text:p>
          </table:table-cell>
          <table:table-cell office:value-type="string">
            <text:p>grasp</text:p>
          </table:table-cell>
          <table:table-cell office:value-type="string">
            <text:p>greift</text:p>
          </table:table-cell>
          <table:table-cell office:value-type="string">
            <text:p>griff</text:p>
          </table:table-cell>
          <table:table-cell office:value-type="string">
            <text:p>griffe</text:p>
          </table:table-cell>
          <table:table-cell office:value-type="string">
            <text:p>greif</text:p>
          </table:table-cell>
          <table:table-cell office:value-type="string">
            <text:p>(e)!</text:p>
          </table:table-cell>
          <table:table-cell office:value-type="string">
            <text:p>gegriff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haben</text:p>
          </table:table-cell>
          <table:table-cell office:value-type="string">
            <text:p>to</text:p>
          </table:table-cell>
          <table:table-cell office:value-type="string">
            <text:p>have</text:p>
          </table:table-cell>
          <table:table-cell office:value-type="string">
            <text:p>hat</text:p>
          </table:table-cell>
          <table:table-cell office:value-type="string">
            <text:p>hatte</text:p>
          </table:table-cell>
          <table:table-cell office:value-type="string">
            <text:p>hätte</text:p>
          </table:table-cell>
          <table:table-cell office:value-type="string">
            <text:p>hab</text:p>
          </table:table-cell>
          <table:table-cell office:value-type="string">
            <text:p>(e)!</text:p>
          </table:table-cell>
          <table:table-cell office:value-type="string">
            <text:p>gehab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halten</text:p>
          </table:table-cell>
          <table:table-cell office:value-type="string">
            <text:p>to</text:p>
          </table:table-cell>
          <table:table-cell office:value-type="string">
            <text:p>hold</text:p>
          </table:table-cell>
          <table:table-cell office:value-type="string">
            <text:p>hält</text:p>
          </table:table-cell>
          <table:table-cell office:value-type="string">
            <text:p>hielt</text:p>
          </table:table-cell>
          <table:table-cell office:value-type="string">
            <text:p>hielte</text:p>
          </table:table-cell>
          <table:table-cell office:value-type="string">
            <text:p>halt</text:p>
          </table:table-cell>
          <table:table-cell office:value-type="string">
            <text:p>(e)!</text:p>
          </table:table-cell>
          <table:table-cell office:value-type="string">
            <text:p>gehal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hängen</text:p>
          </table:table-cell>
          <table:table-cell office:value-type="string">
            <text:p>to</text:p>
          </table:table-cell>
          <table:table-cell office:value-type="string">
            <text:p>hang</text:p>
          </table:table-cell>
          <table:table-cell office:value-type="string">
            <text:p>hängt</text:p>
          </table:table-cell>
          <table:table-cell office:value-type="string">
            <text:p>hing</text:p>
          </table:table-cell>
          <table:table-cell office:value-type="string">
            <text:p>hinge</text:p>
          </table:table-cell>
          <table:table-cell office:value-type="string">
            <text:p>häng</text:p>
          </table:table-cell>
          <table:table-cell office:value-type="string">
            <text:p>(e)!</text:p>
          </table:table-cell>
          <table:table-cell office:value-type="string">
            <text:p>gehan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heben</text:p>
          </table:table-cell>
          <table:table-cell office:value-type="string">
            <text:p>to</text:p>
          </table:table-cell>
          <table:table-cell office:value-type="string">
            <text:p>raise, lift</text:p>
          </table:table-cell>
          <table:table-cell office:value-type="string">
            <text:p>hebt</text:p>
          </table:table-cell>
          <table:table-cell office:value-type="string">
            <text:p>hob</text:p>
          </table:table-cell>
          <table:table-cell office:value-type="string">
            <text:p>höbe OR hübe</text:p>
          </table:table-cell>
          <table:table-cell office:value-type="string">
            <text:p>heb</text:p>
          </table:table-cell>
          <table:table-cell office:value-type="string">
            <text:p>(e)!</text:p>
          </table:table-cell>
          <table:table-cell office:value-type="string">
            <text:p>gehob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heißen</text:p>
          </table:table-cell>
          <table:table-cell office:value-type="string">
            <text:p>to</text:p>
          </table:table-cell>
          <table:table-cell office:value-type="string">
            <text:p>be called</text:p>
          </table:table-cell>
          <table:table-cell office:value-type="string">
            <text:p>heißt</text:p>
          </table:table-cell>
          <table:table-cell office:value-type="string">
            <text:p>hieß</text:p>
          </table:table-cell>
          <table:table-cell office:value-type="string">
            <text:p>hieße</text:p>
          </table:table-cell>
          <table:table-cell office:value-type="string">
            <text:p>heiß</text:p>
          </table:table-cell>
          <table:table-cell office:value-type="string">
            <text:p>(e)!</text:p>
          </table:table-cell>
          <table:table-cell office:value-type="string">
            <text:p>gehieß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helfen</text:p>
          </table:table-cell>
          <table:table-cell office:value-type="string">
            <text:p>to</text:p>
          </table:table-cell>
          <table:table-cell office:value-type="string">
            <text:p>help</text:p>
          </table:table-cell>
          <table:table-cell office:value-type="string">
            <text:p>hilft</text:p>
          </table:table-cell>
          <table:table-cell office:value-type="string">
            <text:p>half</text:p>
          </table:table-cell>
          <table:table-cell office:value-type="string">
            <text:p>hälfe OR hülfe</text:p>
          </table:table-cell>
          <table:table-cell office:value-type="string">
            <text:p>hilf</text:p>
          </table:table-cell>
          <table:table-cell/>
          <table:table-cell office:value-type="string">
            <text:p>geholf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kennen</text:p>
          </table:table-cell>
          <table:table-cell office:value-type="string">
            <text:p>to</text:p>
          </table:table-cell>
          <table:table-cell office:value-type="string">
            <text:p>be familiar with</text:p>
          </table:table-cell>
          <table:table-cell office:value-type="string">
            <text:p>kennt</text:p>
          </table:table-cell>
          <table:table-cell office:value-type="string">
            <text:p>kannte</text:p>
          </table:table-cell>
          <table:table-cell office:value-type="string">
            <text:p>kennte</text:p>
          </table:table-cell>
          <table:table-cell office:value-type="string">
            <text:p>kenn</text:p>
          </table:table-cell>
          <table:table-cell office:value-type="string">
            <text:p>(e)!</text:p>
          </table:table-cell>
          <table:table-cell office:value-type="string">
            <text:p>gekann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klingen</text:p>
          </table:table-cell>
          <table:table-cell office:value-type="string">
            <text:p>to</text:p>
          </table:table-cell>
          <table:table-cell office:value-type="string">
            <text:p>sound</text:p>
          </table:table-cell>
          <table:table-cell office:value-type="string">
            <text:p>klingt</text:p>
          </table:table-cell>
          <table:table-cell office:value-type="string">
            <text:p>klang</text:p>
          </table:table-cell>
          <table:table-cell office:value-type="string">
            <text:p>klänge</text:p>
          </table:table-cell>
          <table:table-cell office:value-type="string">
            <text:p>kling</text:p>
          </table:table-cell>
          <table:table-cell office:value-type="string">
            <text:p>(e)!</text:p>
          </table:table-cell>
          <table:table-cell office:value-type="string">
            <text:p>geklun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kommen</text:p>
          </table:table-cell>
          <table:table-cell office:value-type="string">
            <text:p>to</text:p>
          </table:table-cell>
          <table:table-cell office:value-type="string">
            <text:p>come</text:p>
          </table:table-cell>
          <table:table-cell office:value-type="string">
            <text:p>kommt</text:p>
          </table:table-cell>
          <table:table-cell office:value-type="string">
            <text:p>kam</text:p>
          </table:table-cell>
          <table:table-cell office:value-type="string">
            <text:p>käme</text:p>
          </table:table-cell>
          <table:table-cell office:value-type="string">
            <text:p>komm</text:p>
          </table:table-cell>
          <table:table-cell office:value-type="string">
            <text:p>(e)!</text:p>
          </table:table-cell>
          <table:table-cell office:value-type="string">
            <text:p>gekomm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können</text:p>
          </table:table-cell>
          <table:table-cell/>
          <table:table-cell office:value-type="string">
            <text:p>can</text:p>
          </table:table-cell>
          <table:table-cell office:value-type="string">
            <text:p>kann</text:p>
          </table:table-cell>
          <table:table-cell office:value-type="string">
            <text:p>konnte</text:p>
          </table:table-cell>
          <table:table-cell office:value-type="string">
            <text:p>könnte</text:p>
          </table:table-cell>
          <table:table-cell office:value-type="string">
            <text:p>–</text:p>
          </table:table-cell>
          <table:table-cell/>
          <table:table-cell office:value-type="string">
            <text:p>gekonn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kriechen</text:p>
          </table:table-cell>
          <table:table-cell office:value-type="string">
            <text:p>to</text:p>
          </table:table-cell>
          <table:table-cell office:value-type="string">
            <text:p>crawl</text:p>
          </table:table-cell>
          <table:table-cell office:value-type="string">
            <text:p>kriecht</text:p>
          </table:table-cell>
          <table:table-cell office:value-type="string">
            <text:p>kroch</text:p>
          </table:table-cell>
          <table:table-cell office:value-type="string">
            <text:p>kröche</text:p>
          </table:table-cell>
          <table:table-cell office:value-type="string">
            <text:p>kriech</text:p>
          </table:table-cell>
          <table:table-cell office:value-type="string">
            <text:p>(e)!</text:p>
          </table:table-cell>
          <table:table-cell office:value-type="string">
            <text:p>gekroch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laden</text:p>
          </table:table-cell>
          <table:table-cell office:value-type="string">
            <text:p>to</text:p>
          </table:table-cell>
          <table:table-cell office:value-type="string">
            <text:p>load</text:p>
          </table:table-cell>
          <table:table-cell office:value-type="string">
            <text:p>lädt</text:p>
          </table:table-cell>
          <table:table-cell office:value-type="string">
            <text:p>lud</text:p>
          </table:table-cell>
          <table:table-cell office:value-type="string">
            <text:p>lüde</text:p>
          </table:table-cell>
          <table:table-cell office:value-type="string">
            <text:p>lad</text:p>
          </table:table-cell>
          <table:table-cell office:value-type="string">
            <text:p>(e)!</text:p>
          </table:table-cell>
          <table:table-cell office:value-type="string">
            <text:p>gelad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lassen</text:p>
          </table:table-cell>
          <table:table-cell office:value-type="string">
            <text:p>to</text:p>
          </table:table-cell>
          <table:table-cell office:value-type="string">
            <text:p>let</text:p>
          </table:table-cell>
          <table:table-cell office:value-type="string">
            <text:p>lässt</text:p>
          </table:table-cell>
          <table:table-cell office:value-type="string">
            <text:p>ließ</text:p>
          </table:table-cell>
          <table:table-cell office:value-type="string">
            <text:p>ließe</text:p>
          </table:table-cell>
          <table:table-cell office:value-type="string">
            <text:p>lass</text:p>
          </table:table-cell>
          <table:table-cell/>
          <table:table-cell office:value-type="string">
            <text:p>gela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laufen</text:p>
          </table:table-cell>
          <table:table-cell office:value-type="string">
            <text:p>to</text:p>
          </table:table-cell>
          <table:table-cell office:value-type="string">
            <text:p>run</text:p>
          </table:table-cell>
          <table:table-cell office:value-type="string">
            <text:p>läuft</text:p>
          </table:table-cell>
          <table:table-cell office:value-type="string">
            <text:p>lief</text:p>
          </table:table-cell>
          <table:table-cell office:value-type="string">
            <text:p>liefe</text:p>
          </table:table-cell>
          <table:table-cell office:value-type="string">
            <text:p>lauf</text:p>
          </table:table-cell>
          <table:table-cell office:value-type="string">
            <text:p>(e)!</text:p>
          </table:table-cell>
          <table:table-cell office:value-type="string">
            <text:p>gelauf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leiden</text:p>
          </table:table-cell>
          <table:table-cell office:value-type="string">
            <text:p>to</text:p>
          </table:table-cell>
          <table:table-cell office:value-type="string">
            <text:p>suffer</text:p>
          </table:table-cell>
          <table:table-cell office:value-type="string">
            <text:p>leidet</text:p>
          </table:table-cell>
          <table:table-cell office:value-type="string">
            <text:p>litt</text:p>
          </table:table-cell>
          <table:table-cell office:value-type="string">
            <text:p>litte</text:p>
          </table:table-cell>
          <table:table-cell office:value-type="string">
            <text:p>leid</text:p>
          </table:table-cell>
          <table:table-cell office:value-type="string">
            <text:p>(e)!</text:p>
          </table:table-cell>
          <table:table-cell office:value-type="string">
            <text:p>gelit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leihen</text:p>
          </table:table-cell>
          <table:table-cell office:value-type="string">
            <text:p>to</text:p>
          </table:table-cell>
          <table:table-cell office:value-type="string">
            <text:p>lend (out)</text:p>
          </table:table-cell>
          <table:table-cell office:value-type="string">
            <text:p>leiht</text:p>
          </table:table-cell>
          <table:table-cell office:value-type="string">
            <text:p>lieh</text:p>
          </table:table-cell>
          <table:table-cell office:value-type="string">
            <text:p>liehe</text:p>
          </table:table-cell>
          <table:table-cell office:value-type="string">
            <text:p>leih</text:p>
          </table:table-cell>
          <table:table-cell office:value-type="string">
            <text:p>(e)!</text:p>
          </table:table-cell>
          <table:table-cell office:value-type="string">
            <text:p>gelie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lesen</text:p>
          </table:table-cell>
          <table:table-cell office:value-type="string">
            <text:p>to</text:p>
          </table:table-cell>
          <table:table-cell office:value-type="string">
            <text:p>read</text:p>
          </table:table-cell>
          <table:table-cell office:value-type="string">
            <text:p>liest</text:p>
          </table:table-cell>
          <table:table-cell office:value-type="string">
            <text:p>las</text:p>
          </table:table-cell>
          <table:table-cell office:value-type="string">
            <text:p>läse</text:p>
          </table:table-cell>
          <table:table-cell office:value-type="string">
            <text:p>lies</text:p>
          </table:table-cell>
          <table:table-cell/>
          <table:table-cell office:value-type="string">
            <text:p>gele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liegen</text:p>
          </table:table-cell>
          <table:table-cell office:value-type="string">
            <text:p>to</text:p>
          </table:table-cell>
          <table:table-cell office:value-type="string">
            <text:p>lie (in a place)</text:p>
          </table:table-cell>
          <table:table-cell office:value-type="string">
            <text:p>liegt</text:p>
          </table:table-cell>
          <table:table-cell office:value-type="string">
            <text:p>lag</text:p>
          </table:table-cell>
          <table:table-cell office:value-type="string">
            <text:p>läge</text:p>
          </table:table-cell>
          <table:table-cell office:value-type="string">
            <text:p>lieg</text:p>
          </table:table-cell>
          <table:table-cell/>
          <table:table-cell office:value-type="string">
            <text:p>geleg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lügen</text:p>
          </table:table-cell>
          <table:table-cell office:value-type="string">
            <text:p>to</text:p>
          </table:table-cell>
          <table:table-cell office:value-type="string">
            <text:p>lie (to someone)</text:p>
          </table:table-cell>
          <table:table-cell office:value-type="string">
            <text:p>lügt</text:p>
          </table:table-cell>
          <table:table-cell office:value-type="string">
            <text:p>log</text:p>
          </table:table-cell>
          <table:table-cell office:value-type="string">
            <text:p>löge</text:p>
          </table:table-cell>
          <table:table-cell office:value-type="string">
            <text:p>lüg</text:p>
          </table:table-cell>
          <table:table-cell office:value-type="string">
            <text:p>(e)!</text:p>
          </table:table-cell>
          <table:table-cell office:value-type="string">
            <text:p>gelo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messen</text:p>
          </table:table-cell>
          <table:table-cell office:value-type="string">
            <text:p>to</text:p>
          </table:table-cell>
          <table:table-cell office:value-type="string">
            <text:p>measure</text:p>
          </table:table-cell>
          <table:table-cell office:value-type="string">
            <text:p>misst</text:p>
          </table:table-cell>
          <table:table-cell office:value-type="string">
            <text:p>maß</text:p>
          </table:table-cell>
          <table:table-cell office:value-type="string">
            <text:p>mäße</text:p>
          </table:table-cell>
          <table:table-cell office:value-type="string">
            <text:p>miss</text:p>
          </table:table-cell>
          <table:table-cell/>
          <table:table-cell office:value-type="string">
            <text:p>geme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mögen</text:p>
          </table:table-cell>
          <table:table-cell office:value-type="string">
            <text:p>to</text:p>
          </table:table-cell>
          <table:table-cell office:value-type="string">
            <text:p>like</text:p>
          </table:table-cell>
          <table:table-cell office:value-type="string">
            <text:p>mag</text:p>
          </table:table-cell>
          <table:table-cell office:value-type="string">
            <text:p>mochte</text:p>
          </table:table-cell>
          <table:table-cell office:value-type="string">
            <text:p>möchte</text:p>
          </table:table-cell>
          <table:table-cell table:style-name="ce2" office:value-type="string">
            <text:p>–</text:p>
          </table:table-cell>
          <table:table-cell/>
          <table:table-cell office:value-type="string">
            <text:p>gemoch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müssen</text:p>
          </table:table-cell>
          <table:table-cell/>
          <table:table-cell office:value-type="string">
            <text:p>must</text:p>
          </table:table-cell>
          <table:table-cell table:number-columns-repeated="2" office:value-type="string">
            <text:p>muss</text:p>
          </table:table-cell>
          <table:table-cell office:value-type="string">
            <text:p>müsste</text:p>
          </table:table-cell>
          <table:table-cell office:value-type="string">
            <text:p>–</text:p>
          </table:table-cell>
          <table:table-cell/>
          <table:table-cell office:value-type="string">
            <text:p>gemuss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nehmen</text:p>
          </table:table-cell>
          <table:table-cell office:value-type="string">
            <text:p>to</text:p>
          </table:table-cell>
          <table:table-cell office:value-type="string">
            <text:p>take</text:p>
          </table:table-cell>
          <table:table-cell office:value-type="string">
            <text:p>nimmt</text:p>
          </table:table-cell>
          <table:table-cell office:value-type="string">
            <text:p>nahm</text:p>
          </table:table-cell>
          <table:table-cell office:value-type="string">
            <text:p>nähme</text:p>
          </table:table-cell>
          <table:table-cell office:value-type="string">
            <text:p>nimm</text:p>
          </table:table-cell>
          <table:table-cell/>
          <table:table-cell office:value-type="string">
            <text:p>genomm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nennen</text:p>
          </table:table-cell>
          <table:table-cell office:value-type="string">
            <text:p>to</text:p>
          </table:table-cell>
          <table:table-cell office:value-type="string">
            <text:p>name, call</text:p>
          </table:table-cell>
          <table:table-cell office:value-type="string">
            <text:p>nennt</text:p>
          </table:table-cell>
          <table:table-cell office:value-type="string">
            <text:p>nannte</text:p>
          </table:table-cell>
          <table:table-cell office:value-type="string">
            <text:p>nennte</text:p>
          </table:table-cell>
          <table:table-cell office:value-type="string">
            <text:p>nenn</text:p>
          </table:table-cell>
          <table:table-cell office:value-type="string">
            <text:p>(e)!</text:p>
          </table:table-cell>
          <table:table-cell office:value-type="string">
            <text:p>genann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pfeifen</text:p>
          </table:table-cell>
          <table:table-cell office:value-type="string">
            <text:p>to</text:p>
          </table:table-cell>
          <table:table-cell office:value-type="string">
            <text:p>whistle</text:p>
          </table:table-cell>
          <table:table-cell office:value-type="string">
            <text:p>pfeift</text:p>
          </table:table-cell>
          <table:table-cell office:value-type="string">
            <text:p>pfiff</text:p>
          </table:table-cell>
          <table:table-cell office:value-type="string">
            <text:p>pfiffe</text:p>
          </table:table-cell>
          <table:table-cell office:value-type="string">
            <text:p>pfeif</text:p>
          </table:table-cell>
          <table:table-cell office:value-type="string">
            <text:p>(e)!</text:p>
          </table:table-cell>
          <table:table-cell office:value-type="string">
            <text:p>gepfiff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raten</text:p>
          </table:table-cell>
          <table:table-cell office:value-type="string">
            <text:p>to</text:p>
          </table:table-cell>
          <table:table-cell office:value-type="string">
            <text:p>guess, advise</text:p>
          </table:table-cell>
          <table:table-cell office:value-type="string">
            <text:p>rät</text:p>
          </table:table-cell>
          <table:table-cell office:value-type="string">
            <text:p>riet</text:p>
          </table:table-cell>
          <table:table-cell office:value-type="string">
            <text:p>riete</text:p>
          </table:table-cell>
          <table:table-cell office:value-type="string">
            <text:p>rat</text:p>
          </table:table-cell>
          <table:table-cell office:value-type="string">
            <text:p>(e)!</text:p>
          </table:table-cell>
          <table:table-cell office:value-type="string">
            <text:p>gerat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reiben</text:p>
          </table:table-cell>
          <table:table-cell office:value-type="string">
            <text:p>to</text:p>
          </table:table-cell>
          <table:table-cell office:value-type="string">
            <text:p>rub</text:p>
          </table:table-cell>
          <table:table-cell office:value-type="string">
            <text:p>reibt</text:p>
          </table:table-cell>
          <table:table-cell office:value-type="string">
            <text:p>rieb</text:p>
          </table:table-cell>
          <table:table-cell office:value-type="string">
            <text:p>riebe</text:p>
          </table:table-cell>
          <table:table-cell office:value-type="string">
            <text:p>reib</text:p>
          </table:table-cell>
          <table:table-cell office:value-type="string">
            <text:p>(e)!</text:p>
          </table:table-cell>
          <table:table-cell office:value-type="string">
            <text:p>gerieb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reißen</text:p>
          </table:table-cell>
          <table:table-cell office:value-type="string">
            <text:p>to</text:p>
          </table:table-cell>
          <table:table-cell office:value-type="string">
            <text:p>tear, rip</text:p>
          </table:table-cell>
          <table:table-cell office:value-type="string">
            <text:p>reißt</text:p>
          </table:table-cell>
          <table:table-cell office:value-type="string">
            <text:p>riss</text:p>
          </table:table-cell>
          <table:table-cell office:value-type="string">
            <text:p>risse</text:p>
          </table:table-cell>
          <table:table-cell office:value-type="string">
            <text:p>reiß</text:p>
          </table:table-cell>
          <table:table-cell office:value-type="string">
            <text:p>(e)!</text:p>
          </table:table-cell>
          <table:table-cell office:value-type="string">
            <text:p>geri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reiten</text:p>
          </table:table-cell>
          <table:table-cell office:value-type="string">
            <text:p>to</text:p>
          </table:table-cell>
          <table:table-cell office:value-type="string">
            <text:p>ride (on horse)</text:p>
          </table:table-cell>
          <table:table-cell office:value-type="string">
            <text:p>reitet</text:p>
          </table:table-cell>
          <table:table-cell office:value-type="string">
            <text:p>ritt</text:p>
          </table:table-cell>
          <table:table-cell office:value-type="string">
            <text:p>ritte</text:p>
          </table:table-cell>
          <table:table-cell office:value-type="string">
            <text:p>reit</text:p>
          </table:table-cell>
          <table:table-cell office:value-type="string">
            <text:p>(e)!</text:p>
          </table:table-cell>
          <table:table-cell office:value-type="string">
            <text:p>gerit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rennen</text:p>
          </table:table-cell>
          <table:table-cell office:value-type="string">
            <text:p>to</text:p>
          </table:table-cell>
          <table:table-cell office:value-type="string">
            <text:p>run</text:p>
          </table:table-cell>
          <table:table-cell office:value-type="string">
            <text:p>rennt</text:p>
          </table:table-cell>
          <table:table-cell office:value-type="string">
            <text:p>rannte</text:p>
          </table:table-cell>
          <table:table-cell office:value-type="string">
            <text:p>rennte</text:p>
          </table:table-cell>
          <table:table-cell office:value-type="string">
            <text:p>renn</text:p>
          </table:table-cell>
          <table:table-cell office:value-type="string">
            <text:p>(e)!</text:p>
          </table:table-cell>
          <table:table-cell office:value-type="string">
            <text:p>gerannt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riechen</text:p>
          </table:table-cell>
          <table:table-cell office:value-type="string">
            <text:p>to</text:p>
          </table:table-cell>
          <table:table-cell office:value-type="string">
            <text:p>smell</text:p>
          </table:table-cell>
          <table:table-cell office:value-type="string">
            <text:p>riecht</text:p>
          </table:table-cell>
          <table:table-cell office:value-type="string">
            <text:p>roch</text:p>
          </table:table-cell>
          <table:table-cell office:value-type="string">
            <text:p>röche</text:p>
          </table:table-cell>
          <table:table-cell office:value-type="string">
            <text:p>riech</text:p>
          </table:table-cell>
          <table:table-cell office:value-type="string">
            <text:p>(e)!</text:p>
          </table:table-cell>
          <table:table-cell office:value-type="string">
            <text:p>geroc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rufen</text:p>
          </table:table-cell>
          <table:table-cell office:value-type="string">
            <text:p>to</text:p>
          </table:table-cell>
          <table:table-cell office:value-type="string">
            <text:p>call</text:p>
          </table:table-cell>
          <table:table-cell office:value-type="string">
            <text:p>ruft</text:p>
          </table:table-cell>
          <table:table-cell office:value-type="string">
            <text:p>rief</text:p>
          </table:table-cell>
          <table:table-cell office:value-type="string">
            <text:p>riefe</text:p>
          </table:table-cell>
          <table:table-cell office:value-type="string">
            <text:p>ruf</text:p>
          </table:table-cell>
          <table:table-cell office:value-type="string">
            <text:p>(e)!</text:p>
          </table:table-cell>
          <table:table-cell office:value-type="string">
            <text:p>gerufen</text:p>
          </table:table-cell>
          <table:table-cell table:style-name="ce2" office:value-type="string">
            <text:p>haben</text:p>
          </table:table-cell>
        </table:table-row>
        <table:table-row table:style-name="ro1">
          <table:table-cell office:value-type="string">
            <text:p>schaffen</text:p>
          </table:table-cell>
          <table:table-cell office:value-type="string">
            <text:p>to</text:p>
          </table:table-cell>
          <table:table-cell office:value-type="string">
            <text:p>create</text:p>
          </table:table-cell>
          <table:table-cell office:value-type="string">
            <text:p>schafft</text:p>
          </table:table-cell>
          <table:table-cell office:value-type="string">
            <text:p>schuf</text:p>
          </table:table-cell>
          <table:table-cell office:value-type="string">
            <text:p>schüfe</text:p>
          </table:table-cell>
          <table:table-cell office:value-type="string">
            <text:p>schaff</text:p>
          </table:table-cell>
          <table:table-cell office:value-type="string">
            <text:p>(e)!</text:p>
          </table:table-cell>
          <table:table-cell office:value-type="string">
            <text:p>geschaff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scheiden</text:p>
          </table:table-cell>
          <table:table-cell office:value-type="string">
            <text:p>to</text:p>
          </table:table-cell>
          <table:table-cell office:value-type="string">
            <text:p>separate</text:p>
          </table:table-cell>
          <table:table-cell office:value-type="string">
            <text:p>scheidet</text:p>
          </table:table-cell>
          <table:table-cell office:value-type="string">
            <text:p>schied</text:p>
          </table:table-cell>
          <table:table-cell office:value-type="string">
            <text:p>schiede</text:p>
          </table:table-cell>
          <table:table-cell office:value-type="string">
            <text:p>scheid</text:p>
          </table:table-cell>
          <table:table-cell office:value-type="string">
            <text:p>(e)!</text:p>
          </table:table-cell>
          <table:table-cell office:value-type="string">
            <text:p>geschied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scheinen</text:p>
          </table:table-cell>
          <table:table-cell office:value-type="string">
            <text:p>to</text:p>
          </table:table-cell>
          <table:table-cell office:value-type="string">
            <text:p>shine, seem</text:p>
          </table:table-cell>
          <table:table-cell office:value-type="string">
            <text:p>scheint</text:p>
          </table:table-cell>
          <table:table-cell office:value-type="string">
            <text:p>schien</text:p>
          </table:table-cell>
          <table:table-cell office:value-type="string">
            <text:p>schiene</text:p>
          </table:table-cell>
          <table:table-cell office:value-type="string">
            <text:p>schein</text:p>
          </table:table-cell>
          <table:table-cell office:value-type="string">
            <text:p>(e)!</text:p>
          </table:table-cell>
          <table:table-cell office:value-type="string">
            <text:p>geschien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ieben</text:p>
          </table:table-cell>
          <table:table-cell office:value-type="string">
            <text:p>to</text:p>
          </table:table-cell>
          <table:table-cell office:value-type="string">
            <text:p>shove, push</text:p>
          </table:table-cell>
          <table:table-cell office:value-type="string">
            <text:p>schiebt</text:p>
          </table:table-cell>
          <table:table-cell office:value-type="string">
            <text:p>schob</text:p>
          </table:table-cell>
          <table:table-cell office:value-type="string">
            <text:p>schöbe</text:p>
          </table:table-cell>
          <table:table-cell office:value-type="string">
            <text:p>schieb</text:p>
          </table:table-cell>
          <table:table-cell office:value-type="string">
            <text:p>(e)!</text:p>
          </table:table-cell>
          <table:table-cell office:value-type="string">
            <text:p>geschob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ießen</text:p>
          </table:table-cell>
          <table:table-cell office:value-type="string">
            <text:p>to</text:p>
          </table:table-cell>
          <table:table-cell office:value-type="string">
            <text:p>shoot</text:p>
          </table:table-cell>
          <table:table-cell office:value-type="string">
            <text:p>schießt</text:p>
          </table:table-cell>
          <table:table-cell office:value-type="string">
            <text:p>schoss</text:p>
          </table:table-cell>
          <table:table-cell office:value-type="string">
            <text:p>schösse</text:p>
          </table:table-cell>
          <table:table-cell office:value-type="string">
            <text:p>schieß</text:p>
          </table:table-cell>
          <table:table-cell office:value-type="string">
            <text:p>(e)!</text:p>
          </table:table-cell>
          <table:table-cell office:value-type="string">
            <text:p>gescho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lafen</text:p>
          </table:table-cell>
          <table:table-cell office:value-type="string">
            <text:p>to</text:p>
          </table:table-cell>
          <table:table-cell office:value-type="string">
            <text:p>sleep</text:p>
          </table:table-cell>
          <table:table-cell office:value-type="string">
            <text:p>schläft</text:p>
          </table:table-cell>
          <table:table-cell office:value-type="string">
            <text:p>schlief</text:p>
          </table:table-cell>
          <table:table-cell office:value-type="string">
            <text:p>schliefe</text:p>
          </table:table-cell>
          <table:table-cell office:value-type="string">
            <text:p>schlaf</text:p>
          </table:table-cell>
          <table:table-cell office:value-type="string">
            <text:p>(e)!</text:p>
          </table:table-cell>
          <table:table-cell office:value-type="string">
            <text:p>geschlaf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lagen</text:p>
          </table:table-cell>
          <table:table-cell office:value-type="string">
            <text:p>to</text:p>
          </table:table-cell>
          <table:table-cell office:value-type="string">
            <text:p>hit, beat</text:p>
          </table:table-cell>
          <table:table-cell office:value-type="string">
            <text:p>schlägt</text:p>
          </table:table-cell>
          <table:table-cell office:value-type="string">
            <text:p>schlug</text:p>
          </table:table-cell>
          <table:table-cell office:value-type="string">
            <text:p>schlüge</text:p>
          </table:table-cell>
          <table:table-cell office:value-type="string">
            <text:p>schlag</text:p>
          </table:table-cell>
          <table:table-cell office:value-type="string">
            <text:p>(e)!</text:p>
          </table:table-cell>
          <table:table-cell office:value-type="string">
            <text:p>geschlag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schließen</text:p>
          </table:table-cell>
          <table:table-cell office:value-type="string">
            <text:p>to</text:p>
          </table:table-cell>
          <table:table-cell office:value-type="string">
            <text:p>close, lock</text:p>
          </table:table-cell>
          <table:table-cell office:value-type="string">
            <text:p>schließt</text:p>
          </table:table-cell>
          <table:table-cell office:value-type="string">
            <text:p>schloss</text:p>
          </table:table-cell>
          <table:table-cell office:value-type="string">
            <text:p>schlösse</text:p>
          </table:table-cell>
          <table:table-cell office:value-type="string">
            <text:p>schließ</text:p>
          </table:table-cell>
          <table:table-cell office:value-type="string">
            <text:p>(e)!</text:p>
          </table:table-cell>
          <table:table-cell office:value-type="string">
            <text:p>geschlo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neiden</text:p>
          </table:table-cell>
          <table:table-cell office:value-type="string">
            <text:p>to</text:p>
          </table:table-cell>
          <table:table-cell office:value-type="string">
            <text:p>cut</text:p>
          </table:table-cell>
          <table:table-cell office:value-type="string">
            <text:p>schneidet</text:p>
          </table:table-cell>
          <table:table-cell office:value-type="string">
            <text:p>schnitt</text:p>
          </table:table-cell>
          <table:table-cell office:value-type="string">
            <text:p>schnitte</text:p>
          </table:table-cell>
          <table:table-cell office:value-type="string">
            <text:p>schneid</text:p>
          </table:table-cell>
          <table:table-cell office:value-type="string">
            <text:p>(e)!</text:p>
          </table:table-cell>
          <table:table-cell office:value-type="string">
            <text:p>geschnit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reiben</text:p>
          </table:table-cell>
          <table:table-cell office:value-type="string">
            <text:p>to</text:p>
          </table:table-cell>
          <table:table-cell office:value-type="string">
            <text:p>write</text:p>
          </table:table-cell>
          <table:table-cell office:value-type="string">
            <text:p>schreibt</text:p>
          </table:table-cell>
          <table:table-cell office:value-type="string">
            <text:p>schrieb</text:p>
          </table:table-cell>
          <table:table-cell office:value-type="string">
            <text:p>schriebe</text:p>
          </table:table-cell>
          <table:table-cell office:value-type="string">
            <text:p>schreib</text:p>
          </table:table-cell>
          <table:table-cell office:value-type="string">
            <text:p>(e)!</text:p>
          </table:table-cell>
          <table:table-cell office:value-type="string">
            <text:p>geschrieb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reien</text:p>
          </table:table-cell>
          <table:table-cell office:value-type="string">
            <text:p>to</text:p>
          </table:table-cell>
          <table:table-cell office:value-type="string">
            <text:p>shout, yell</text:p>
          </table:table-cell>
          <table:table-cell office:value-type="string">
            <text:p>schreit</text:p>
          </table:table-cell>
          <table:table-cell office:value-type="string">
            <text:p>schrie</text:p>
          </table:table-cell>
          <table:table-cell office:value-type="string">
            <text:p>schriee</text:p>
          </table:table-cell>
          <table:table-cell office:value-type="string">
            <text:p>schrei</text:p>
          </table:table-cell>
          <table:table-cell office:value-type="string">
            <text:p>(e)!</text:p>
          </table:table-cell>
          <table:table-cell office:value-type="string">
            <text:p>geschrie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weigen</text:p>
          </table:table-cell>
          <table:table-cell office:value-type="string">
            <text:p>to</text:p>
          </table:table-cell>
          <table:table-cell office:value-type="string">
            <text:p>be(come) silent</text:p>
          </table:table-cell>
          <table:table-cell office:value-type="string">
            <text:p>schweigt</text:p>
          </table:table-cell>
          <table:table-cell office:value-type="string">
            <text:p>schwieg</text:p>
          </table:table-cell>
          <table:table-cell office:value-type="string">
            <text:p>schwiege</text:p>
          </table:table-cell>
          <table:table-cell office:value-type="string">
            <text:p>schweig</text:p>
          </table:table-cell>
          <table:table-cell office:value-type="string">
            <text:p>(e)!</text:p>
          </table:table-cell>
          <table:table-cell office:value-type="string">
            <text:p>geschwie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wellen</text:p>
          </table:table-cell>
          <table:table-cell office:value-type="string">
            <text:p>to</text:p>
          </table:table-cell>
          <table:table-cell office:value-type="string">
            <text:p>swell</text:p>
          </table:table-cell>
          <table:table-cell office:value-type="string">
            <text:p>schwillt</text:p>
          </table:table-cell>
          <table:table-cell office:value-type="string">
            <text:p>schwoll</text:p>
          </table:table-cell>
          <table:table-cell office:value-type="string">
            <text:p>schwölle</text:p>
          </table:table-cell>
          <table:table-cell office:value-type="string">
            <text:p>schwill</text:p>
          </table:table-cell>
          <table:table-cell/>
          <table:table-cell office:value-type="string">
            <text:p>geschwoll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schwimmen</text:p>
          </table:table-cell>
          <table:table-cell office:value-type="string">
            <text:p>to</text:p>
          </table:table-cell>
          <table:table-cell office:value-type="string">
            <text:p>swim</text:p>
          </table:table-cell>
          <table:table-cell office:value-type="string">
            <text:p>schwimmt</text:p>
          </table:table-cell>
          <table:table-cell office:value-type="string">
            <text:p>schwamm</text:p>
          </table:table-cell>
          <table:table-cell office:value-type="string">
            <text:p>schwämme OR schwömme</text:p>
          </table:table-cell>
          <table:table-cell office:value-type="string">
            <text:p>schwimm</text:p>
          </table:table-cell>
          <table:table-cell/>
          <table:table-cell office:value-type="string">
            <text:p>geschwomm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wingen</text:p>
          </table:table-cell>
          <table:table-cell office:value-type="string">
            <text:p>to</text:p>
          </table:table-cell>
          <table:table-cell office:value-type="string">
            <text:p>swing</text:p>
          </table:table-cell>
          <table:table-cell office:value-type="string">
            <text:p>schwingt</text:p>
          </table:table-cell>
          <table:table-cell office:value-type="string">
            <text:p>schwang</text:p>
          </table:table-cell>
          <table:table-cell office:value-type="string">
            <text:p>schwänge</text:p>
          </table:table-cell>
          <table:table-cell office:value-type="string">
            <text:p>schwing</text:p>
          </table:table-cell>
          <table:table-cell office:value-type="string">
            <text:p>(e)!</text:p>
          </table:table-cell>
          <table:table-cell office:value-type="string">
            <text:p>geschwun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chwören</text:p>
          </table:table-cell>
          <table:table-cell office:value-type="string">
            <text:p>to</text:p>
          </table:table-cell>
          <table:table-cell office:value-type="string">
            <text:p>swear (on oath)</text:p>
          </table:table-cell>
          <table:table-cell office:value-type="string">
            <text:p>schwört</text:p>
          </table:table-cell>
          <table:table-cell office:value-type="string">
            <text:p>schwor</text:p>
          </table:table-cell>
          <table:table-cell office:value-type="string">
            <text:p>schwöre OR schwüre</text:p>
          </table:table-cell>
          <table:table-cell office:value-type="string">
            <text:p>schwör</text:p>
          </table:table-cell>
          <table:table-cell office:value-type="string">
            <text:p>(e)!</text:p>
          </table:table-cell>
          <table:table-cell office:value-type="string">
            <text:p>geschwor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ehen</text:p>
          </table:table-cell>
          <table:table-cell office:value-type="string">
            <text:p>to</text:p>
          </table:table-cell>
          <table:table-cell office:value-type="string">
            <text:p>see</text:p>
          </table:table-cell>
          <table:table-cell office:value-type="string">
            <text:p>sieht</text:p>
          </table:table-cell>
          <table:table-cell office:value-type="string">
            <text:p>sah</text:p>
          </table:table-cell>
          <table:table-cell office:value-type="string">
            <text:p>sähe</text:p>
          </table:table-cell>
          <table:table-cell office:value-type="string">
            <text:p>sieh</text:p>
          </table:table-cell>
          <table:table-cell office:value-type="string">
            <text:p>(e)!</text:p>
          </table:table-cell>
          <table:table-cell office:value-type="string">
            <text:p>gese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ein</text:p>
          </table:table-cell>
          <table:table-cell office:value-type="string">
            <text:p>to</text:p>
          </table:table-cell>
          <table:table-cell office:value-type="string">
            <text:p>be</text:p>
          </table:table-cell>
          <table:table-cell office:value-type="string">
            <text:p>ist</text:p>
          </table:table-cell>
          <table:table-cell office:value-type="string">
            <text:p>war</text:p>
          </table:table-cell>
          <table:table-cell office:value-type="string">
            <text:p>wäre</text:p>
          </table:table-cell>
          <table:table-cell office:value-type="string">
            <text:p>sei</text:p>
          </table:table-cell>
          <table:table-cell/>
          <table:table-cell office:value-type="string">
            <text:p>gewes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senden</text:p>
          </table:table-cell>
          <table:table-cell office:value-type="string">
            <text:p>to</text:p>
          </table:table-cell>
          <table:table-cell office:value-type="string">
            <text:p>send</text:p>
          </table:table-cell>
          <table:table-cell office:value-type="string">
            <text:p>sendet</text:p>
          </table:table-cell>
          <table:table-cell table:number-columns-repeated="2" office:value-type="string">
            <text:p>sandte</text:p>
          </table:table-cell>
          <table:table-cell office:value-type="string">
            <text:p>send</text:p>
          </table:table-cell>
          <table:table-cell office:value-type="string">
            <text:p>(e)!</text:p>
          </table:table-cell>
          <table:table-cell office:value-type="string">
            <text:p>gesand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ingen</text:p>
          </table:table-cell>
          <table:table-cell office:value-type="string">
            <text:p>to</text:p>
          </table:table-cell>
          <table:table-cell office:value-type="string">
            <text:p>sing</text:p>
          </table:table-cell>
          <table:table-cell office:value-type="string">
            <text:p>singt</text:p>
          </table:table-cell>
          <table:table-cell office:value-type="string">
            <text:p>sang</text:p>
          </table:table-cell>
          <table:table-cell office:value-type="string">
            <text:p>sänge</text:p>
          </table:table-cell>
          <table:table-cell office:value-type="string">
            <text:p>sing</text:p>
          </table:table-cell>
          <table:table-cell office:value-type="string">
            <text:p>(e)!</text:p>
          </table:table-cell>
          <table:table-cell office:value-type="string">
            <text:p>gesun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inken</text:p>
          </table:table-cell>
          <table:table-cell office:value-type="string">
            <text:p>to</text:p>
          </table:table-cell>
          <table:table-cell office:value-type="string">
            <text:p>sink</text:p>
          </table:table-cell>
          <table:table-cell office:value-type="string">
            <text:p>sinkt</text:p>
          </table:table-cell>
          <table:table-cell office:value-type="string">
            <text:p>sank</text:p>
          </table:table-cell>
          <table:table-cell office:value-type="string">
            <text:p>sänke</text:p>
          </table:table-cell>
          <table:table-cell office:value-type="string">
            <text:p>sink</text:p>
          </table:table-cell>
          <table:table-cell office:value-type="string">
            <text:p>(e)!</text:p>
          </table:table-cell>
          <table:table-cell office:value-type="string">
            <text:p>gesunk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sitzen</text:p>
          </table:table-cell>
          <table:table-cell office:value-type="string">
            <text:p>to</text:p>
          </table:table-cell>
          <table:table-cell office:value-type="string">
            <text:p>sit</text:p>
          </table:table-cell>
          <table:table-cell office:value-type="string">
            <text:p>sitzt</text:p>
          </table:table-cell>
          <table:table-cell office:value-type="string">
            <text:p>saß</text:p>
          </table:table-cell>
          <table:table-cell office:value-type="string">
            <text:p>säße</text:p>
          </table:table-cell>
          <table:table-cell office:value-type="string">
            <text:p>sitz</text:p>
          </table:table-cell>
          <table:table-cell office:value-type="string">
            <text:p>(e)!</text:p>
          </table:table-cell>
          <table:table-cell office:value-type="string">
            <text:p>gese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ollen</text:p>
          </table:table-cell>
          <table:table-cell office:value-type="string">
            <text:p>to</text:p>
          </table:table-cell>
          <table:table-cell office:value-type="string">
            <text:p>be obliged to</text:p>
          </table:table-cell>
          <table:table-cell office:value-type="string">
            <text:p>soll</text:p>
          </table:table-cell>
          <table:table-cell table:number-columns-repeated="2" office:value-type="string">
            <text:p>sollte</text:p>
          </table:table-cell>
          <table:table-cell office:value-type="string">
            <text:p>–</text:p>
          </table:table-cell>
          <table:table-cell/>
          <table:table-cell office:value-type="string">
            <text:p>gesoll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prechen</text:p>
          </table:table-cell>
          <table:table-cell office:value-type="string">
            <text:p>to</text:p>
          </table:table-cell>
          <table:table-cell office:value-type="string">
            <text:p>speak</text:p>
          </table:table-cell>
          <table:table-cell office:value-type="string">
            <text:p>spricht</text:p>
          </table:table-cell>
          <table:table-cell office:value-type="string">
            <text:p>sprach</text:p>
          </table:table-cell>
          <table:table-cell office:value-type="string">
            <text:p>spräche</text:p>
          </table:table-cell>
          <table:table-cell office:value-type="string">
            <text:p>sprich</text:p>
          </table:table-cell>
          <table:table-cell/>
          <table:table-cell office:value-type="string">
            <text:p>gesproc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pringen</text:p>
          </table:table-cell>
          <table:table-cell office:value-type="string">
            <text:p>to</text:p>
          </table:table-cell>
          <table:table-cell office:value-type="string">
            <text:p>jump</text:p>
          </table:table-cell>
          <table:table-cell office:value-type="string">
            <text:p>springt</text:p>
          </table:table-cell>
          <table:table-cell office:value-type="string">
            <text:p>sprang</text:p>
          </table:table-cell>
          <table:table-cell office:value-type="string">
            <text:p>spränge</text:p>
          </table:table-cell>
          <table:table-cell office:value-type="string">
            <text:p>spring</text:p>
          </table:table-cell>
          <table:table-cell office:value-type="string">
            <text:p>(e)!</text:p>
          </table:table-cell>
          <table:table-cell office:value-type="string">
            <text:p>gesprung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stechen</text:p>
          </table:table-cell>
          <table:table-cell office:value-type="string">
            <text:p>to</text:p>
          </table:table-cell>
          <table:table-cell office:value-type="string">
            <text:p>sting, stab</text:p>
          </table:table-cell>
          <table:table-cell office:value-type="string">
            <text:p>sticht</text:p>
          </table:table-cell>
          <table:table-cell office:value-type="string">
            <text:p>stach</text:p>
          </table:table-cell>
          <table:table-cell office:value-type="string">
            <text:p>stäche</text:p>
          </table:table-cell>
          <table:table-cell office:value-type="string">
            <text:p>stich</text:p>
          </table:table-cell>
          <table:table-cell/>
          <table:table-cell office:value-type="string">
            <text:p>gestoc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tehen</text:p>
          </table:table-cell>
          <table:table-cell office:value-type="string">
            <text:p>to</text:p>
          </table:table-cell>
          <table:table-cell office:value-type="string">
            <text:p>stand</text:p>
          </table:table-cell>
          <table:table-cell office:value-type="string">
            <text:p>steht</text:p>
          </table:table-cell>
          <table:table-cell office:value-type="string">
            <text:p>stand</text:p>
          </table:table-cell>
          <table:table-cell office:value-type="string">
            <text:p>stände OR stünde</text:p>
          </table:table-cell>
          <table:table-cell office:value-type="string">
            <text:p>steh</text:p>
          </table:table-cell>
          <table:table-cell office:value-type="string">
            <text:p>(e)!</text:p>
          </table:table-cell>
          <table:table-cell office:value-type="string">
            <text:p>gestand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tehlen</text:p>
          </table:table-cell>
          <table:table-cell office:value-type="string">
            <text:p>to</text:p>
          </table:table-cell>
          <table:table-cell office:value-type="string">
            <text:p>steal</text:p>
          </table:table-cell>
          <table:table-cell office:value-type="string">
            <text:p>stiehlt</text:p>
          </table:table-cell>
          <table:table-cell office:value-type="string">
            <text:p>stahl</text:p>
          </table:table-cell>
          <table:table-cell office:value-type="string">
            <text:p>stähle OR stöhle</text:p>
          </table:table-cell>
          <table:table-cell office:value-type="string">
            <text:p>stiehl</text:p>
          </table:table-cell>
          <table:table-cell/>
          <table:table-cell office:value-type="string">
            <text:p>gestohl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teigen</text:p>
          </table:table-cell>
          <table:table-cell office:value-type="string">
            <text:p>to</text:p>
          </table:table-cell>
          <table:table-cell office:value-type="string">
            <text:p>rise</text:p>
          </table:table-cell>
          <table:table-cell office:value-type="string">
            <text:p>steigt</text:p>
          </table:table-cell>
          <table:table-cell office:value-type="string">
            <text:p>stieg</text:p>
          </table:table-cell>
          <table:table-cell office:value-type="string">
            <text:p>stiege</text:p>
          </table:table-cell>
          <table:table-cell office:value-type="string">
            <text:p>steig</text:p>
          </table:table-cell>
          <table:table-cell office:value-type="string">
            <text:p>(e)!</text:p>
          </table:table-cell>
          <table:table-cell office:value-type="string">
            <text:p>gestieg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sterben</text:p>
          </table:table-cell>
          <table:table-cell office:value-type="string">
            <text:p>to</text:p>
          </table:table-cell>
          <table:table-cell office:value-type="string">
            <text:p>die</text:p>
          </table:table-cell>
          <table:table-cell office:value-type="string">
            <text:p>stirbt</text:p>
          </table:table-cell>
          <table:table-cell office:value-type="string">
            <text:p>starb</text:p>
          </table:table-cell>
          <table:table-cell office:value-type="string">
            <text:p>stürbe</text:p>
          </table:table-cell>
          <table:table-cell office:value-type="string">
            <text:p>stirb</text:p>
          </table:table-cell>
          <table:table-cell/>
          <table:table-cell office:value-type="string">
            <text:p>gestorb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stinken</text:p>
          </table:table-cell>
          <table:table-cell office:value-type="string">
            <text:p>to</text:p>
          </table:table-cell>
          <table:table-cell office:value-type="string">
            <text:p>stink</text:p>
          </table:table-cell>
          <table:table-cell office:value-type="string">
            <text:p>stinkt</text:p>
          </table:table-cell>
          <table:table-cell office:value-type="string">
            <text:p>stank</text:p>
          </table:table-cell>
          <table:table-cell office:value-type="string">
            <text:p>stänke</text:p>
          </table:table-cell>
          <table:table-cell office:value-type="string">
            <text:p>stink</text:p>
          </table:table-cell>
          <table:table-cell office:value-type="string">
            <text:p>(e)!</text:p>
          </table:table-cell>
          <table:table-cell office:value-type="string">
            <text:p>gestunk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toßen</text:p>
          </table:table-cell>
          <table:table-cell office:value-type="string">
            <text:p>to</text:p>
          </table:table-cell>
          <table:table-cell office:value-type="string">
            <text:p>bump</text:p>
          </table:table-cell>
          <table:table-cell office:value-type="string">
            <text:p>stößt</text:p>
          </table:table-cell>
          <table:table-cell office:value-type="string">
            <text:p>stieß</text:p>
          </table:table-cell>
          <table:table-cell office:value-type="string">
            <text:p>stieße</text:p>
          </table:table-cell>
          <table:table-cell office:value-type="string">
            <text:p>stoß</text:p>
          </table:table-cell>
          <table:table-cell office:value-type="string">
            <text:p>(e)!</text:p>
          </table:table-cell>
          <table:table-cell office:value-type="string">
            <text:p>gestoß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treichen</text:p>
          </table:table-cell>
          <table:table-cell office:value-type="string">
            <text:p>to</text:p>
          </table:table-cell>
          <table:table-cell office:value-type="string">
            <text:p>paint, stroke</text:p>
          </table:table-cell>
          <table:table-cell office:value-type="string">
            <text:p>streicht</text:p>
          </table:table-cell>
          <table:table-cell office:value-type="string">
            <text:p>strich</text:p>
          </table:table-cell>
          <table:table-cell office:value-type="string">
            <text:p>striche</text:p>
          </table:table-cell>
          <table:table-cell office:value-type="string">
            <text:p>streich</text:p>
          </table:table-cell>
          <table:table-cell office:value-type="string">
            <text:p>(e)!</text:p>
          </table:table-cell>
          <table:table-cell office:value-type="string">
            <text:p>gestric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streiten</text:p>
          </table:table-cell>
          <table:table-cell office:value-type="string">
            <text:p>to</text:p>
          </table:table-cell>
          <table:table-cell office:value-type="string">
            <text:p>argue</text:p>
          </table:table-cell>
          <table:table-cell office:value-type="string">
            <text:p>streitet</text:p>
          </table:table-cell>
          <table:table-cell office:value-type="string">
            <text:p>stritt</text:p>
          </table:table-cell>
          <table:table-cell office:value-type="string">
            <text:p>stritte</text:p>
          </table:table-cell>
          <table:table-cell office:value-type="string">
            <text:p>streit</text:p>
          </table:table-cell>
          <table:table-cell office:value-type="string">
            <text:p>(e)!</text:p>
          </table:table-cell>
          <table:table-cell office:value-type="string">
            <text:p>gestrit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tragen</text:p>
          </table:table-cell>
          <table:table-cell office:value-type="string">
            <text:p>to</text:p>
          </table:table-cell>
          <table:table-cell office:value-type="string">
            <text:p>carry</text:p>
          </table:table-cell>
          <table:table-cell office:value-type="string">
            <text:p>trägt</text:p>
          </table:table-cell>
          <table:table-cell office:value-type="string">
            <text:p>trug</text:p>
          </table:table-cell>
          <table:table-cell office:value-type="string">
            <text:p>trüge</text:p>
          </table:table-cell>
          <table:table-cell office:value-type="string">
            <text:p>trag</text:p>
          </table:table-cell>
          <table:table-cell office:value-type="string">
            <text:p>(e)!</text:p>
          </table:table-cell>
          <table:table-cell office:value-type="string">
            <text:p>getra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treffen</text:p>
          </table:table-cell>
          <table:table-cell office:value-type="string">
            <text:p>to</text:p>
          </table:table-cell>
          <table:table-cell office:value-type="string">
            <text:p>meet</text:p>
          </table:table-cell>
          <table:table-cell office:value-type="string">
            <text:p>trifft</text:p>
          </table:table-cell>
          <table:table-cell office:value-type="string">
            <text:p>traf</text:p>
          </table:table-cell>
          <table:table-cell office:value-type="string">
            <text:p>träfe</text:p>
          </table:table-cell>
          <table:table-cell office:value-type="string">
            <text:p>triff</text:p>
          </table:table-cell>
          <table:table-cell/>
          <table:table-cell office:value-type="string">
            <text:p>getroff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treiben</text:p>
          </table:table-cell>
          <table:table-cell office:value-type="string">
            <text:p>to</text:p>
          </table:table-cell>
          <table:table-cell office:value-type="string">
            <text:p>force, urge</text:p>
          </table:table-cell>
          <table:table-cell office:value-type="string">
            <text:p>treibt</text:p>
          </table:table-cell>
          <table:table-cell office:value-type="string">
            <text:p>trieb</text:p>
          </table:table-cell>
          <table:table-cell office:value-type="string">
            <text:p>triebe</text:p>
          </table:table-cell>
          <table:table-cell office:value-type="string">
            <text:p>treib</text:p>
          </table:table-cell>
          <table:table-cell office:value-type="string">
            <text:p>(e)!</text:p>
          </table:table-cell>
          <table:table-cell office:value-type="string">
            <text:p>getrieb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treten</text:p>
          </table:table-cell>
          <table:table-cell office:value-type="string">
            <text:p>to</text:p>
          </table:table-cell>
          <table:table-cell office:value-type="string">
            <text:p>step</text:p>
          </table:table-cell>
          <table:table-cell office:value-type="string">
            <text:p>tritt</text:p>
          </table:table-cell>
          <table:table-cell office:value-type="string">
            <text:p>trat</text:p>
          </table:table-cell>
          <table:table-cell office:value-type="string">
            <text:p>träte</text:p>
          </table:table-cell>
          <table:table-cell office:value-type="string">
            <text:p>tritt</text:p>
          </table:table-cell>
          <table:table-cell/>
          <table:table-cell office:value-type="string">
            <text:p>getret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trinken</text:p>
          </table:table-cell>
          <table:table-cell office:value-type="string">
            <text:p>to</text:p>
          </table:table-cell>
          <table:table-cell office:value-type="string">
            <text:p>drink</text:p>
          </table:table-cell>
          <table:table-cell office:value-type="string">
            <text:p>trinkt</text:p>
          </table:table-cell>
          <table:table-cell office:value-type="string">
            <text:p>trank</text:p>
          </table:table-cell>
          <table:table-cell office:value-type="string">
            <text:p>tränke</text:p>
          </table:table-cell>
          <table:table-cell office:value-type="string">
            <text:p>trink</text:p>
          </table:table-cell>
          <table:table-cell office:value-type="string">
            <text:p>(e)!</text:p>
          </table:table-cell>
          <table:table-cell office:value-type="string">
            <text:p>getrunk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trügen</text:p>
          </table:table-cell>
          <table:table-cell office:value-type="string">
            <text:p>to</text:p>
          </table:table-cell>
          <table:table-cell office:value-type="string">
            <text:p>deceive</text:p>
          </table:table-cell>
          <table:table-cell office:value-type="string">
            <text:p>trügt</text:p>
          </table:table-cell>
          <table:table-cell office:value-type="string">
            <text:p>trog</text:p>
          </table:table-cell>
          <table:table-cell office:value-type="string">
            <text:p>tröge</text:p>
          </table:table-cell>
          <table:table-cell office:value-type="string">
            <text:p>trüg</text:p>
          </table:table-cell>
          <table:table-cell office:value-type="string">
            <text:p>(e)!</text:p>
          </table:table-cell>
          <table:table-cell office:value-type="string">
            <text:p>getro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tun</text:p>
          </table:table-cell>
          <table:table-cell office:value-type="string">
            <text:p>to</text:p>
          </table:table-cell>
          <table:table-cell office:value-type="string">
            <text:p>do </text:p>
          </table:table-cell>
          <table:table-cell office:value-type="string">
            <text:p>tut</text:p>
          </table:table-cell>
          <table:table-cell office:value-type="string">
            <text:p>tat</text:p>
          </table:table-cell>
          <table:table-cell office:value-type="string">
            <text:p>täte</text:p>
          </table:table-cell>
          <table:table-cell office:value-type="string">
            <text:p>tu</text:p>
          </table:table-cell>
          <table:table-cell/>
          <table:table-cell office:value-type="string">
            <text:p>geta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verbergen</text:p>
          </table:table-cell>
          <table:table-cell office:value-type="string">
            <text:p>to</text:p>
          </table:table-cell>
          <table:table-cell office:value-type="string">
            <text:p>hide, conceal</text:p>
          </table:table-cell>
          <table:table-cell office:value-type="string">
            <text:p>verbirgt</text:p>
          </table:table-cell>
          <table:table-cell office:value-type="string">
            <text:p>verbarg</text:p>
          </table:table-cell>
          <table:table-cell office:value-type="string">
            <text:p>verbärge</text:p>
          </table:table-cell>
          <table:table-cell office:value-type="string">
            <text:p>verbirg</text:p>
          </table:table-cell>
          <table:table-cell/>
          <table:table-cell office:value-type="string">
            <text:p>verbor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verderben</text:p>
          </table:table-cell>
          <table:table-cell office:value-type="string">
            <text:p>to</text:p>
          </table:table-cell>
          <table:table-cell office:value-type="string">
            <text:p>spoil, ruin</text:p>
          </table:table-cell>
          <table:table-cell office:value-type="string">
            <text:p>verdirbt</text:p>
          </table:table-cell>
          <table:table-cell office:value-type="string">
            <text:p>verdarb</text:p>
          </table:table-cell>
          <table:table-cell office:value-type="string">
            <text:p>verdürbe</text:p>
          </table:table-cell>
          <table:table-cell office:value-type="string">
            <text:p>verdirb</text:p>
          </table:table-cell>
          <table:table-cell/>
          <table:table-cell office:value-type="string">
            <text:p>verdorb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vergessen</text:p>
          </table:table-cell>
          <table:table-cell office:value-type="string">
            <text:p>to</text:p>
          </table:table-cell>
          <table:table-cell office:value-type="string">
            <text:p>forget</text:p>
          </table:table-cell>
          <table:table-cell office:value-type="string">
            <text:p>vergisst</text:p>
          </table:table-cell>
          <table:table-cell office:value-type="string">
            <text:p>vergaß</text:p>
          </table:table-cell>
          <table:table-cell office:value-type="string">
            <text:p>vergäße</text:p>
          </table:table-cell>
          <table:table-cell office:value-type="string">
            <text:p>vergiss</text:p>
          </table:table-cell>
          <table:table-cell/>
          <table:table-cell office:value-type="string">
            <text:p>vergess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verlieren</text:p>
          </table:table-cell>
          <table:table-cell office:value-type="string">
            <text:p>to</text:p>
          </table:table-cell>
          <table:table-cell office:value-type="string">
            <text:p>lose</text:p>
          </table:table-cell>
          <table:table-cell office:value-type="string">
            <text:p>verliert</text:p>
          </table:table-cell>
          <table:table-cell office:value-type="string">
            <text:p>verlor</text:p>
          </table:table-cell>
          <table:table-cell office:value-type="string">
            <text:p>verlöre</text:p>
          </table:table-cell>
          <table:table-cell office:value-type="string">
            <text:p>verlier</text:p>
          </table:table-cell>
          <table:table-cell office:value-type="string">
            <text:p>(e)!</text:p>
          </table:table-cell>
          <table:table-cell office:value-type="string">
            <text:p>verlor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vermeiden</text:p>
          </table:table-cell>
          <table:table-cell office:value-type="string">
            <text:p>to</text:p>
          </table:table-cell>
          <table:table-cell office:value-type="string">
            <text:p>avoid</text:p>
          </table:table-cell>
          <table:table-cell office:value-type="string">
            <text:p>vermeidet</text:p>
          </table:table-cell>
          <table:table-cell office:value-type="string">
            <text:p>vermied</text:p>
          </table:table-cell>
          <table:table-cell office:value-type="string">
            <text:p>vermiede</text:p>
          </table:table-cell>
          <table:table-cell office:value-type="string">
            <text:p>vermeid</text:p>
          </table:table-cell>
          <table:table-cell office:value-type="string">
            <text:p>(e)!</text:p>
          </table:table-cell>
          <table:table-cell office:value-type="string">
            <text:p>vermied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verschwinden</text:p>
          </table:table-cell>
          <table:table-cell office:value-type="string">
            <text:p>to</text:p>
          </table:table-cell>
          <table:table-cell office:value-type="string">
            <text:p>disappear</text:p>
          </table:table-cell>
          <table:table-cell office:value-type="string">
            <text:p>verschwindet</text:p>
          </table:table-cell>
          <table:table-cell office:value-type="string">
            <text:p>verschwand</text:p>
          </table:table-cell>
          <table:table-cell office:value-type="string">
            <text:p>verschwände</text:p>
          </table:table-cell>
          <table:table-cell office:value-type="string">
            <text:p>verschwind</text:p>
          </table:table-cell>
          <table:table-cell office:value-type="string">
            <text:p>(e)!</text:p>
          </table:table-cell>
          <table:table-cell office:value-type="string">
            <text:p>verschwund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verzeihen</text:p>
          </table:table-cell>
          <table:table-cell office:value-type="string">
            <text:p>to</text:p>
          </table:table-cell>
          <table:table-cell office:value-type="string">
            <text:p>forgive</text:p>
          </table:table-cell>
          <table:table-cell office:value-type="string">
            <text:p>verzeiht</text:p>
          </table:table-cell>
          <table:table-cell office:value-type="string">
            <text:p>verzieh</text:p>
          </table:table-cell>
          <table:table-cell office:value-type="string">
            <text:p>verziehe</text:p>
          </table:table-cell>
          <table:table-cell office:value-type="string">
            <text:p>verzeih</text:p>
          </table:table-cell>
          <table:table-cell office:value-type="string">
            <text:p>(e)!</text:p>
          </table:table-cell>
          <table:table-cell office:value-type="string">
            <text:p>verzie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wachsen</text:p>
          </table:table-cell>
          <table:table-cell office:value-type="string">
            <text:p>to</text:p>
          </table:table-cell>
          <table:table-cell office:value-type="string">
            <text:p>grow (by itself)</text:p>
          </table:table-cell>
          <table:table-cell office:value-type="string">
            <text:p>wächst</text:p>
          </table:table-cell>
          <table:table-cell office:value-type="string">
            <text:p>wuchs</text:p>
          </table:table-cell>
          <table:table-cell office:value-type="string">
            <text:p>wüchse</text:p>
          </table:table-cell>
          <table:table-cell office:value-type="string">
            <text:p>wachs</text:p>
          </table:table-cell>
          <table:table-cell office:value-type="string">
            <text:p>(e)!</text:p>
          </table:table-cell>
          <table:table-cell office:value-type="string">
            <text:p>gewachs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waschen</text:p>
          </table:table-cell>
          <table:table-cell office:value-type="string">
            <text:p>to</text:p>
          </table:table-cell>
          <table:table-cell office:value-type="string">
            <text:p>wash</text:p>
          </table:table-cell>
          <table:table-cell office:value-type="string">
            <text:p>wäscht</text:p>
          </table:table-cell>
          <table:table-cell office:value-type="string">
            <text:p>wusch</text:p>
          </table:table-cell>
          <table:table-cell office:value-type="string">
            <text:p>wüsche</text:p>
          </table:table-cell>
          <table:table-cell office:value-type="string">
            <text:p>wasch</text:p>
          </table:table-cell>
          <table:table-cell office:value-type="string">
            <text:p>(e)!</text:p>
          </table:table-cell>
          <table:table-cell office:value-type="string">
            <text:p>gewasch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wenden</text:p>
          </table:table-cell>
          <table:table-cell office:value-type="string">
            <text:p>to</text:p>
          </table:table-cell>
          <table:table-cell office:value-type="string">
            <text:p>turn</text:p>
          </table:table-cell>
          <table:table-cell office:value-type="string">
            <text:p>wendet</text:p>
          </table:table-cell>
          <table:table-cell office:value-type="string">
            <text:p>wandte</text:p>
          </table:table-cell>
          <table:table-cell office:value-type="string">
            <text:p>wendete</text:p>
          </table:table-cell>
          <table:table-cell office:value-type="string">
            <text:p>wend</text:p>
          </table:table-cell>
          <table:table-cell office:value-type="string">
            <text:p>(e)!</text:p>
          </table:table-cell>
          <table:table-cell office:value-type="string">
            <text:p>gewand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werben</text:p>
          </table:table-cell>
          <table:table-cell office:value-type="string">
            <text:p>to</text:p>
          </table:table-cell>
          <table:table-cell office:value-type="string">
            <text:p>advertise</text:p>
          </table:table-cell>
          <table:table-cell office:value-type="string">
            <text:p>wirbt</text:p>
          </table:table-cell>
          <table:table-cell office:value-type="string">
            <text:p>warb</text:p>
          </table:table-cell>
          <table:table-cell office:value-type="string">
            <text:p>würbe</text:p>
          </table:table-cell>
          <table:table-cell office:value-type="string">
            <text:p>wirb</text:p>
          </table:table-cell>
          <table:table-cell/>
          <table:table-cell office:value-type="string">
            <text:p>geworb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werden</text:p>
          </table:table-cell>
          <table:table-cell office:value-type="string">
            <text:p>to</text:p>
          </table:table-cell>
          <table:table-cell office:value-type="string">
            <text:p>become</text:p>
          </table:table-cell>
          <table:table-cell office:value-type="string">
            <text:p>wird</text:p>
          </table:table-cell>
          <table:table-cell office:value-type="string">
            <text:p>wurde</text:p>
          </table:table-cell>
          <table:table-cell office:value-type="string">
            <text:p>würde</text:p>
          </table:table-cell>
          <table:table-cell office:value-type="string">
            <text:p>werde</text:p>
          </table:table-cell>
          <table:table-cell/>
          <table:table-cell office:value-type="string">
            <text:p>geworden</text:p>
          </table:table-cell>
          <table:table-cell office:value-type="string">
            <text:p>sein</text:p>
          </table:table-cell>
        </table:table-row>
        <table:table-row table:style-name="ro1">
          <table:table-cell office:value-type="string">
            <text:p>werfen</text:p>
          </table:table-cell>
          <table:table-cell office:value-type="string">
            <text:p>to</text:p>
          </table:table-cell>
          <table:table-cell office:value-type="string">
            <text:p>throw</text:p>
          </table:table-cell>
          <table:table-cell office:value-type="string">
            <text:p>wirft</text:p>
          </table:table-cell>
          <table:table-cell office:value-type="string">
            <text:p>warf</text:p>
          </table:table-cell>
          <table:table-cell office:value-type="string">
            <text:p>würfe</text:p>
          </table:table-cell>
          <table:table-cell office:value-type="string">
            <text:p>wirf</text:p>
          </table:table-cell>
          <table:table-cell/>
          <table:table-cell office:value-type="string">
            <text:p>geworf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wiegen</text:p>
          </table:table-cell>
          <table:table-cell office:value-type="string">
            <text:p>to</text:p>
          </table:table-cell>
          <table:table-cell office:value-type="string">
            <text:p>weigh</text:p>
          </table:table-cell>
          <table:table-cell office:value-type="string">
            <text:p>wiegt</text:p>
          </table:table-cell>
          <table:table-cell office:value-type="string">
            <text:p>wog</text:p>
          </table:table-cell>
          <table:table-cell office:value-type="string">
            <text:p>wöge</text:p>
          </table:table-cell>
          <table:table-cell office:value-type="string">
            <text:p>wieg</text:p>
          </table:table-cell>
          <table:table-cell office:value-type="string">
            <text:p>(e)!</text:p>
          </table:table-cell>
          <table:table-cell office:value-type="string">
            <text:p>gewo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wissen</text:p>
          </table:table-cell>
          <table:table-cell office:value-type="string">
            <text:p>to</text:p>
          </table:table-cell>
          <table:table-cell office:value-type="string">
            <text:p>know (a fact)</text:p>
          </table:table-cell>
          <table:table-cell office:value-type="string">
            <text:p>weiß</text:p>
          </table:table-cell>
          <table:table-cell office:value-type="string">
            <text:p>wusste</text:p>
          </table:table-cell>
          <table:table-cell office:value-type="string">
            <text:p>wüsste</text:p>
          </table:table-cell>
          <table:table-cell office:value-type="string">
            <text:p>wisse</text:p>
          </table:table-cell>
          <table:table-cell/>
          <table:table-cell office:value-type="string">
            <text:p>gewuss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wollen</text:p>
          </table:table-cell>
          <table:table-cell office:value-type="string">
            <text:p>to</text:p>
          </table:table-cell>
          <table:table-cell office:value-type="string">
            <text:p>want</text:p>
          </table:table-cell>
          <table:table-cell office:value-type="string">
            <text:p>will</text:p>
          </table:table-cell>
          <table:table-cell table:number-columns-repeated="2" office:value-type="string">
            <text:p>wollte</text:p>
          </table:table-cell>
          <table:table-cell office:value-type="string">
            <text:p>–</text:p>
          </table:table-cell>
          <table:table-cell/>
          <table:table-cell office:value-type="string">
            <text:p>gewollt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ziehen</text:p>
          </table:table-cell>
          <table:table-cell office:value-type="string">
            <text:p>to</text:p>
          </table:table-cell>
          <table:table-cell office:value-type="string">
            <text:p>pull</text:p>
          </table:table-cell>
          <table:table-cell office:value-type="string">
            <text:p>zieht</text:p>
          </table:table-cell>
          <table:table-cell office:value-type="string">
            <text:p>zog</text:p>
          </table:table-cell>
          <table:table-cell office:value-type="string">
            <text:p>zöge</text:p>
          </table:table-cell>
          <table:table-cell office:value-type="string">
            <text:p>zieh</text:p>
          </table:table-cell>
          <table:table-cell office:value-type="string">
            <text:p>(e)!</text:p>
          </table:table-cell>
          <table:table-cell office:value-type="string">
            <text:p>gezogen</text:p>
          </table:table-cell>
          <table:table-cell office:value-type="string">
            <text:p>haben</text:p>
          </table:table-cell>
        </table:table-row>
        <table:table-row table:style-name="ro1">
          <table:table-cell office:value-type="string">
            <text:p>zwingen</text:p>
          </table:table-cell>
          <table:table-cell office:value-type="string">
            <text:p>to</text:p>
          </table:table-cell>
          <table:table-cell office:value-type="string">
            <text:p>compel, force</text:p>
          </table:table-cell>
          <table:table-cell office:value-type="string">
            <text:p>zwingt</text:p>
          </table:table-cell>
          <table:table-cell office:value-type="string">
            <text:p>zwang</text:p>
          </table:table-cell>
          <table:table-cell office:value-type="string">
            <text:p>zwänge</text:p>
          </table:table-cell>
          <table:table-cell office:value-type="string">
            <text:p>zwing</text:p>
          </table:table-cell>
          <table:table-cell office:value-type="string">
            <text:p>(e)!</text:p>
          </table:table-cell>
          <table:table-cell office:value-type="string">
            <text:p>gezwungen</text:p>
          </table:table-cell>
          <table:table-cell office:value-type="string">
            <text:p>haben</text:p>
          </table:table-cell>
        </table:table-row>
        <table:table-row table:style-name="ro1" table:number-rows-repeated="10484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5">05.07.2023</text:date>, <text:time>21:10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5T20:01:54.20</meta:creation-date>
    <meta:generator>OpenOffice/4.1.5$Win32 OpenOffice.org_project/415m1$Build-9789</meta:generator>
    <dc:date>2023-07-05T21:10:14.13</dc:date>
    <meta:editing-duration>PT1H5M14S</meta:editing-duration>
    <meta:editing-cycles>194</meta:editing-cycles>
    <meta:document-statistic meta:table-count="3" meta:cell-count="1331" meta:object-count="0"/>
  </office:meta>
</office:document-meta>
</file>